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fo:font-variant="normal" fo:text-transform="none" fo:color="#808080" style:font-name="Liberation Serif" fo:font-size="28pt" fo:letter-spacing="normal" fo:font-style="normal" fo:font-weight="normal" officeooo:rsid="0015ae5e" officeooo:paragraph-rsid="0015ae5e" style:font-size-asian="28pt" style:font-size-complex="28pt"/>
    </style:style>
    <style:style style:name="P2" style:family="paragraph" style:parent-style-name="Standard">
      <style:paragraph-properties fo:line-height="150%"/>
      <style:text-properties fo:font-variant="normal" fo:text-transform="none" fo:color="#808080" style:font-name="Liberation Serif" fo:font-size="28pt" fo:letter-spacing="normal" fo:font-style="normal" fo:font-weight="bold" officeooo:rsid="0017f680" officeooo:paragraph-rsid="0017f680" style:font-size-asian="28pt" style:font-weight-asian="bold" style:font-size-complex="28pt" style:font-weight-complex="bold"/>
    </style:style>
    <style:style style:name="P3" style:family="paragraph" style:parent-style-name="Standard">
      <style:paragraph-properties fo:line-height="150%"/>
      <style:text-properties fo:font-variant="normal" fo:text-transform="none" fo:color="#808080" style:font-name="Liberation Serif" fo:font-size="28pt" fo:letter-spacing="normal" fo:font-style="normal" fo:font-weight="bold" officeooo:rsid="00195e45" officeooo:paragraph-rsid="00195e45" style:font-size-asian="28pt" style:font-size-complex="28pt"/>
    </style:style>
    <style:style style:name="P4" style:family="paragraph" style:parent-style-name="Standard">
      <style:paragraph-properties fo:line-height="150%"/>
      <style:text-properties fo:font-variant="normal" fo:text-transform="none" fo:color="#808080" style:font-name="Liberation Serif" fo:font-size="28pt" fo:letter-spacing="normal" fo:font-style="normal" style:text-underline-style="solid" style:text-underline-width="auto" style:text-underline-color="font-color" fo:font-weight="bold" officeooo:rsid="0023521a" officeooo:paragraph-rsid="0023521a" style:font-size-asian="28pt" style:font-weight-asian="bold" style:font-size-complex="28pt" style:font-weight-complex="bold"/>
    </style:style>
    <style:style style:name="P5" style:family="paragraph" style:parent-style-name="Standard">
      <style:paragraph-properties fo:line-height="150%"/>
      <style:text-properties fo:font-variant="normal" fo:text-transform="none" fo:color="#808080" style:font-name="Liberation Serif" fo:font-size="28pt" fo:letter-spacing="normal" fo:font-style="normal" style:text-underline-style="solid" style:text-underline-width="auto" style:text-underline-color="font-color" fo:font-weight="bold" officeooo:rsid="00325af8" officeooo:paragraph-rsid="00325af8" style:font-size-asian="28pt" style:font-weight-asian="bold" style:font-size-complex="28pt" style:font-weight-complex="bold"/>
    </style:style>
    <style:style style:name="P6" style:family="paragraph" style:parent-style-name="Standard">
      <style:paragraph-properties fo:line-height="150%"/>
      <style:text-properties fo:font-variant="normal" fo:text-transform="none" fo:color="#808080" style:font-name="Liberation Serif" fo:font-size="28pt" fo:letter-spacing="normal" fo:font-style="normal" style:text-underline-style="solid" style:text-underline-width="auto" style:text-underline-color="font-color" fo:font-weight="bold" officeooo:rsid="00332d4f" officeooo:paragraph-rsid="00332d4f" style:font-size-asian="28pt" style:font-weight-asian="bold" style:font-size-complex="28pt" style:font-weight-complex="bold"/>
    </style:style>
    <style:style style:name="P7" style:family="paragraph" style:parent-style-name="Standard">
      <style:paragraph-properties fo:line-height="150%"/>
      <style:text-properties fo:font-variant="normal" fo:text-transform="none" fo:color="#808080" style:font-name="Liberation Serif" fo:font-size="28pt" fo:letter-spacing="normal" fo:font-style="normal" style:text-underline-style="solid" style:text-underline-width="auto" style:text-underline-color="font-color" fo:font-weight="bold" officeooo:rsid="00339f0b" officeooo:paragraph-rsid="00339f0b" style:font-size-asian="28pt" style:font-weight-asian="bold" style:font-size-complex="28pt" style:font-weight-complex="bold"/>
    </style:style>
    <style:style style:name="P8" style:family="paragraph" style:parent-style-name="Standard">
      <style:paragraph-properties fo:line-height="150%"/>
      <style:text-properties fo:font-variant="normal" fo:text-transform="none" fo:color="#808080" style:font-name="Liberation Serif" fo:font-size="28pt" fo:letter-spacing="normal" fo:font-style="normal" style:text-underline-style="none" fo:font-weight="bold" officeooo:rsid="003133b1" officeooo:paragraph-rsid="003133b1" style:font-size-asian="28pt" style:font-weight-asian="bold" style:font-size-complex="28pt" style:font-weight-complex="bold"/>
    </style:style>
    <style:style style:name="P9" style:family="paragraph" style:parent-style-name="Standard">
      <style:paragraph-properties fo:line-height="150%"/>
      <style:text-properties fo:color="#808080" style:font-name="Liberation Serif" fo:font-size="28pt" officeooo:rsid="0015ae5e" officeooo:paragraph-rsid="0015ae5e" style:font-size-asian="28pt" style:font-size-complex="28pt"/>
    </style:style>
    <style:style style:name="P10" style:family="paragraph" style:parent-style-name="Standard">
      <style:paragraph-properties fo:line-height="150%"/>
      <style:text-properties fo:color="#808080" style:font-name="Liberation Serif" fo:font-size="28pt" officeooo:paragraph-rsid="0015ae5e" style:font-size-asian="28pt" style:font-size-complex="28pt"/>
    </style:style>
    <style:style style:name="P11" style:family="paragraph" style:parent-style-name="Standard">
      <style:paragraph-properties fo:line-height="150%"/>
      <style:text-properties fo:color="#808080" style:font-name="Liberation Serif" fo:font-size="28pt" officeooo:paragraph-rsid="001770a1" style:font-size-asian="28pt" style:font-size-complex="28pt"/>
    </style:style>
    <style:style style:name="P12" style:family="paragraph" style:parent-style-name="Standard">
      <style:paragraph-properties fo:line-height="150%"/>
      <style:text-properties fo:color="#808080" style:font-name="Liberation Serif" fo:font-size="28pt" fo:font-weight="bold" officeooo:rsid="00182a7f" officeooo:paragraph-rsid="00182a7f" style:font-size-asian="28pt" style:font-weight-asian="bold" style:font-size-complex="28pt" style:font-weight-complex="bold"/>
    </style:style>
    <style:style style:name="P13" style:family="paragraph" style:parent-style-name="Standard">
      <style:paragraph-properties fo:line-height="150%"/>
      <style:text-properties fo:color="#808080" style:font-name="Liberation Serif" fo:font-size="28pt" fo:font-weight="bold" officeooo:paragraph-rsid="0017f680" style:font-size-asian="28pt" style:font-weight-asian="bold" style:font-size-complex="28pt" style:font-weight-complex="bold"/>
    </style:style>
    <style:style style:name="P14" style:family="paragraph" style:parent-style-name="Standard">
      <style:paragraph-properties fo:line-height="150%"/>
      <style:text-properties fo:color="#808080" style:font-name="Liberation Serif" fo:font-size="28pt" fo:font-weight="bold" officeooo:paragraph-rsid="001770a1" style:font-size-asian="28pt" style:font-weight-asian="bold" style:font-size-complex="28pt" style:font-weight-complex="bold"/>
    </style:style>
    <style:style style:name="P15" style:family="paragraph" style:parent-style-name="Standard">
      <style:paragraph-properties fo:line-height="150%"/>
      <style:text-properties fo:color="#808080" style:font-name="Liberation Serif" fo:font-size="28pt" fo:font-weight="bold" officeooo:rsid="001770a1" officeooo:paragraph-rsid="001770a1" style:font-size-asian="28pt" style:font-weight-asian="bold" style:font-size-complex="28pt" style:font-weight-complex="bold"/>
    </style:style>
    <style:style style:name="P16" style:family="paragraph" style:parent-style-name="Standard">
      <style:paragraph-properties fo:line-height="150%"/>
      <style:text-properties fo:color="#808080" style:font-name="Liberation Serif" fo:font-size="28pt" fo:font-weight="bold" officeooo:rsid="0019a6b5" officeooo:paragraph-rsid="0019a6b5" style:font-size-asian="28pt" style:font-weight-asian="bold" style:font-size-complex="28pt" style:font-weight-complex="bold"/>
    </style:style>
    <style:style style:name="P17" style:family="paragraph" style:parent-style-name="Standard">
      <style:paragraph-properties fo:line-height="150%"/>
      <style:text-properties fo:color="#808080" style:font-name="Liberation Serif" fo:font-size="28pt" style:text-underline-style="solid" style:text-underline-width="auto" style:text-underline-color="font-color" fo:font-weight="bold" officeooo:rsid="002b4204" officeooo:paragraph-rsid="002b4204" style:font-size-asian="28pt" style:font-weight-asian="bold" style:font-size-complex="28pt" style:font-weight-complex="bold"/>
    </style:style>
    <style:style style:name="P18" style:family="paragraph" style:parent-style-name="Standard">
      <style:paragraph-properties fo:line-height="150%"/>
      <style:text-properties fo:color="#808080" style:font-name="Liberation Serif" fo:font-size="28pt" style:text-underline-style="solid" style:text-underline-width="auto" style:text-underline-color="font-color" fo:font-weight="bold" officeooo:rsid="002d1e55" officeooo:paragraph-rsid="002d1e55" style:font-size-asian="28pt" style:font-weight-asian="bold" style:font-size-complex="28pt" style:font-weight-complex="bold"/>
    </style:style>
    <style:style style:name="P19" style:family="paragraph" style:parent-style-name="Standard">
      <style:paragraph-properties fo:line-height="150%"/>
      <style:text-properties fo:color="#808080" style:font-name="Liberation Serif" fo:font-size="28pt" style:text-underline-style="solid" style:text-underline-width="auto" style:text-underline-color="font-color" fo:font-weight="bold" officeooo:rsid="0030fd32" officeooo:paragraph-rsid="0030fd32" style:font-size-asian="28pt" style:font-weight-asian="bold" style:font-size-complex="28pt" style:font-weight-complex="bold"/>
    </style:style>
    <style:style style:name="P20" style:family="paragraph" style:parent-style-name="Standard">
      <style:paragraph-properties fo:line-height="150%"/>
      <style:text-properties style:font-name="Liberation Serif" fo:font-size="28pt" officeooo:rsid="00296a9f" officeooo:paragraph-rsid="00296a9f" style:font-size-asian="28pt" style:font-size-complex="28pt"/>
    </style:style>
    <style:style style:name="P21" style:family="paragraph" style:parent-style-name="Standard" style:list-style-name="L1">
      <style:paragraph-properties fo:line-height="150%"/>
      <style:text-properties style:font-name="Liberation Serif" fo:font-size="28pt" officeooo:paragraph-rsid="0015ae5e" style:font-size-asian="28pt" style:font-size-complex="28pt"/>
    </style:style>
    <style:style style:name="P22" style:family="paragraph" style:parent-style-name="Standard" style:list-style-name="L2">
      <style:paragraph-properties fo:line-height="150%"/>
      <style:text-properties style:font-name="Liberation Serif" fo:font-size="28pt" officeooo:paragraph-rsid="0015ae5e" style:font-size-asian="28pt" style:font-size-complex="28pt"/>
    </style:style>
    <style:style style:name="P23" style:family="paragraph" style:parent-style-name="Standard" style:list-style-name="L3">
      <style:paragraph-properties fo:line-height="150%"/>
      <style:text-properties style:font-name="Liberation Serif" fo:font-size="28pt" officeooo:paragraph-rsid="0015ae5e" style:font-size-asian="28pt" style:font-size-complex="28pt"/>
    </style:style>
    <style:style style:name="P24" style:family="paragraph" style:parent-style-name="Standard" style:list-style-name="L5">
      <style:paragraph-properties fo:line-height="150%"/>
      <style:text-properties style:font-name="Liberation Serif" fo:font-size="28pt" officeooo:paragraph-rsid="0015ae5e" style:font-size-asian="28pt" style:font-size-complex="28pt"/>
    </style:style>
    <style:style style:name="P25" style:family="paragraph" style:parent-style-name="Standard" style:list-style-name="L6">
      <style:paragraph-properties fo:line-height="150%"/>
      <style:text-properties style:font-name="Liberation Serif" fo:font-size="28pt" officeooo:paragraph-rsid="001770a1" style:font-size-asian="28pt" style:font-size-complex="28pt"/>
    </style:style>
    <style:style style:name="P26" style:family="paragraph" style:parent-style-name="Standard" style:list-style-name="L7">
      <style:paragraph-properties fo:line-height="150%"/>
      <style:text-properties style:font-name="Liberation Serif" fo:font-size="28pt" officeooo:paragraph-rsid="001770a1" style:font-size-asian="28pt" style:font-size-complex="28pt"/>
    </style:style>
    <style:style style:name="P27" style:family="paragraph" style:parent-style-name="Standard" style:list-style-name="L8">
      <style:paragraph-properties fo:line-height="150%"/>
      <style:text-properties style:font-name="Liberation Serif" fo:font-size="28pt" officeooo:paragraph-rsid="00182a7f" style:font-size-asian="28pt" style:font-size-complex="28pt"/>
    </style:style>
    <style:style style:name="P28" style:family="paragraph" style:parent-style-name="Standard" style:list-style-name="L9">
      <style:paragraph-properties fo:line-height="150%"/>
      <style:text-properties style:font-name="Liberation Serif" fo:font-size="28pt" officeooo:paragraph-rsid="001770a1" style:font-size-asian="28pt" style:font-size-complex="28pt"/>
    </style:style>
    <style:style style:name="P29" style:family="paragraph" style:parent-style-name="Standard" style:list-style-name="L10">
      <style:paragraph-properties fo:line-height="150%"/>
      <style:text-properties style:font-name="Liberation Serif" fo:font-size="28pt" officeooo:paragraph-rsid="0017f680" style:font-size-asian="28pt" style:font-size-complex="28pt"/>
    </style:style>
    <style:style style:name="P30" style:family="paragraph" style:parent-style-name="Standard" style:list-style-name="L11">
      <style:paragraph-properties fo:line-height="150%"/>
      <style:text-properties style:font-name="Liberation Serif" fo:font-size="28pt" officeooo:paragraph-rsid="0017f680" style:font-size-asian="28pt" style:font-size-complex="28pt"/>
    </style:style>
    <style:style style:name="P31" style:family="paragraph" style:parent-style-name="Standard" style:list-style-name="L13">
      <style:paragraph-properties fo:line-height="150%"/>
      <style:text-properties style:font-name="Liberation Serif" fo:font-size="28pt" officeooo:paragraph-rsid="001770a1" style:font-size-asian="28pt" style:font-size-complex="28pt"/>
    </style:style>
    <style:style style:name="P32" style:family="paragraph" style:parent-style-name="Standard" style:list-style-name="L14">
      <style:paragraph-properties fo:line-height="150%"/>
      <style:text-properties style:font-name="Liberation Serif" fo:font-size="28pt" officeooo:paragraph-rsid="001770a1" style:font-size-asian="28pt" style:font-size-complex="28pt"/>
    </style:style>
    <style:style style:name="P33" style:family="paragraph" style:parent-style-name="Standard" style:list-style-name="L17">
      <style:paragraph-properties fo:line-height="150%"/>
      <style:text-properties style:font-name="Liberation Serif" fo:font-size="28pt" officeooo:paragraph-rsid="00195e45" style:font-size-asian="28pt" style:font-size-complex="28pt"/>
    </style:style>
    <style:style style:name="P34" style:family="paragraph" style:parent-style-name="Standard" style:list-style-name="L18">
      <style:paragraph-properties fo:line-height="150%"/>
      <style:text-properties style:font-name="Liberation Serif" fo:font-size="28pt" officeooo:paragraph-rsid="0019a6b5" style:font-size-asian="28pt" style:font-size-complex="28pt"/>
    </style:style>
    <style:style style:name="P35" style:family="paragraph" style:parent-style-name="Standard">
      <style:paragraph-properties fo:line-height="150%"/>
      <style:text-properties style:font-name="Liberation Serif" fo:font-size="28pt" officeooo:rsid="00296a9f" officeooo:paragraph-rsid="00296a9f" style:font-size-asian="28pt" style:font-size-complex="28pt"/>
    </style:style>
    <style:style style:name="P36" style:family="paragraph" style:parent-style-name="Standard" style:list-style-name="L2">
      <style:paragraph-properties fo:line-height="150%"/>
      <style:text-properties fo:font-variant="normal" fo:text-transform="none" fo:color="#000000" style:font-name="Liberation Serif" fo:font-size="28pt" fo:letter-spacing="normal" fo:font-style="normal" fo:font-weight="normal" officeooo:paragraph-rsid="0015ae5e" style:font-size-asian="28pt" style:font-size-complex="28pt"/>
    </style:style>
    <style:style style:name="P37" style:family="paragraph" style:parent-style-name="Standard" style:list-style-name="L8">
      <style:paragraph-properties fo:line-height="150%"/>
      <style:text-properties fo:font-variant="normal" fo:text-transform="none" fo:color="#000000" style:font-name="Liberation Serif" fo:font-size="28pt" fo:letter-spacing="normal" fo:font-style="normal" fo:font-weight="normal" officeooo:paragraph-rsid="00182a7f" style:font-size-asian="28pt" style:font-size-complex="28pt"/>
    </style:style>
    <style:style style:name="P38" style:family="paragraph" style:parent-style-name="Standard" style:list-style-name="L15">
      <style:paragraph-properties fo:line-height="150%"/>
      <style:text-properties fo:font-variant="normal" fo:text-transform="none" fo:color="#000000" style:font-name="Liberation Serif" fo:font-size="28pt" fo:letter-spacing="normal" fo:font-style="normal" fo:font-weight="normal" officeooo:paragraph-rsid="001949dd" style:font-size-asian="28pt" style:font-size-complex="28pt"/>
    </style:style>
    <style:style style:name="P39" style:family="paragraph" style:parent-style-name="Standard" style:list-style-name="L18">
      <style:paragraph-properties fo:line-height="150%"/>
      <style:text-properties fo:font-variant="normal" fo:text-transform="none" fo:color="#000000" style:font-name="Liberation Serif" fo:font-size="28pt" fo:letter-spacing="normal" fo:font-style="normal" fo:font-weight="normal" officeooo:paragraph-rsid="0019a6b5" style:font-size-asian="28pt" style:font-size-complex="28pt"/>
    </style:style>
    <style:style style:name="P40" style:family="paragraph" style:parent-style-name="Standard" style:list-style-name="L4">
      <style:paragraph-properties fo:line-height="150%"/>
      <style:text-properties fo:font-variant="normal" fo:text-transform="none" fo:color="#000000" style:font-name="Liberation Serif" fo:font-size="28pt" fo:letter-spacing="normal" fo:font-style="normal" fo:font-weight="normal" officeooo:rsid="0015ae5e" officeooo:paragraph-rsid="0015ae5e" style:font-size-asian="28pt" style:font-size-complex="28pt"/>
    </style:style>
    <style:style style:name="P41" style:family="paragraph" style:parent-style-name="Standard" style:list-style-name="L32">
      <style:paragraph-properties fo:line-height="150%"/>
      <style:text-properties fo:font-variant="normal" fo:text-transform="none" fo:color="#000000" style:font-name="Liberation Serif" fo:font-size="28pt" fo:letter-spacing="normal" fo:font-style="normal" fo:font-weight="normal" officeooo:rsid="0015ae5e" officeooo:paragraph-rsid="0038ed64" style:font-size-asian="28pt" style:font-size-complex="28pt"/>
    </style:style>
    <style:style style:name="P42" style:family="paragraph" style:parent-style-name="Standard" style:list-style-name="L36">
      <style:paragraph-properties fo:line-height="150%"/>
      <style:text-properties fo:font-variant="normal" fo:text-transform="none" fo:color="#000000" style:font-name="Liberation Serif" fo:font-size="28pt" fo:letter-spacing="normal" fo:font-style="normal" fo:font-weight="normal" officeooo:rsid="0015ae5e" officeooo:paragraph-rsid="003e1cfb" style:font-size-asian="28pt" style:font-size-complex="28pt"/>
    </style:style>
    <style:style style:name="P43" style:family="paragraph" style:parent-style-name="Standard" style:list-style-name="L15">
      <style:paragraph-properties fo:line-height="150%"/>
      <style:text-properties fo:font-variant="normal" fo:text-transform="none" fo:color="#000000" style:font-name="Liberation Serif" fo:font-size="28pt" fo:letter-spacing="normal" fo:font-style="normal" fo:font-weight="normal" officeooo:rsid="001770a1" officeooo:paragraph-rsid="001770a1" style:font-size-asian="28pt" style:font-size-complex="28pt"/>
    </style:style>
    <style:style style:name="P44" style:family="paragraph" style:parent-style-name="Standard" style:list-style-name="L16">
      <style:paragraph-properties fo:line-height="150%"/>
      <style:text-properties fo:font-variant="normal" fo:text-transform="none" fo:color="#000000" style:font-name="Liberation Serif" fo:font-size="28pt" fo:letter-spacing="normal" fo:font-style="normal" fo:font-weight="normal" officeooo:rsid="0017f680" officeooo:paragraph-rsid="0017f680" style:font-size-asian="28pt" style:font-size-complex="28pt"/>
    </style:style>
    <style:style style:name="P45" style:family="paragraph" style:parent-style-name="Standard" style:list-style-name="L12">
      <style:paragraph-properties fo:line-height="150%"/>
      <style:text-properties fo:font-variant="normal" fo:text-transform="none" fo:color="#000000" style:font-name="Liberation Serif" fo:font-size="28pt" fo:letter-spacing="normal" fo:font-style="normal" style:text-underline-style="solid" style:text-underline-width="auto" style:text-underline-color="font-color" fo:font-weight="bold" officeooo:rsid="0023521a" officeooo:paragraph-rsid="0023521a" style:font-size-asian="28pt" style:font-weight-asian="bold" style:font-size-complex="28pt" style:font-weight-complex="bold"/>
    </style:style>
    <style:style style:name="P46" style:family="paragraph" style:parent-style-name="Standard" style:list-style-name="L23">
      <style:paragraph-properties fo:line-height="150%"/>
      <style:text-properties fo:font-variant="normal" fo:text-transform="none" fo:color="#000000" style:font-name="Liberation Serif" fo:font-size="28pt" fo:letter-spacing="normal" fo:font-style="normal" style:text-underline-style="solid" style:text-underline-width="auto" style:text-underline-color="font-color" fo:font-weight="bold" officeooo:rsid="002b4204" officeooo:paragraph-rsid="003133b1" style:font-size-asian="28pt" style:font-weight-asian="bold" style:font-size-complex="28pt" style:font-weight-complex="bold"/>
    </style:style>
    <style:style style:name="P47" style:family="paragraph" style:parent-style-name="Standard" style:list-style-name="L26">
      <style:paragraph-properties fo:line-height="150%"/>
      <style:text-properties fo:font-variant="normal" fo:text-transform="none" fo:color="#000000" style:font-name="Liberation Serif" fo:font-size="28pt" fo:letter-spacing="normal" fo:font-style="normal" style:text-underline-style="solid" style:text-underline-width="auto" style:text-underline-color="font-color" fo:font-weight="bold" officeooo:rsid="002b4204" officeooo:paragraph-rsid="00339f0b" style:font-size-asian="28pt" style:font-weight-asian="bold" style:font-size-complex="28pt" style:font-weight-complex="bold"/>
    </style:style>
    <style:style style:name="P48" style:family="paragraph" style:parent-style-name="Standard" style:list-style-name="L24">
      <style:paragraph-properties fo:line-height="150%"/>
      <style:text-properties fo:font-variant="normal" fo:text-transform="none" fo:color="#000000" style:font-name="Liberation Serif" fo:font-size="28pt" fo:letter-spacing="normal" fo:font-style="normal" style:text-underline-style="solid" style:text-underline-width="auto" style:text-underline-color="font-color" fo:font-weight="bold" officeooo:rsid="00325af8" officeooo:paragraph-rsid="00332d4f" style:font-size-asian="28pt" style:font-weight-asian="bold" style:font-size-complex="28pt" style:font-weight-complex="bold"/>
    </style:style>
    <style:style style:name="P49" style:family="paragraph" style:parent-style-name="Standard" style:list-style-name="L25">
      <style:paragraph-properties fo:line-height="150%"/>
      <style:text-properties fo:font-variant="normal" fo:text-transform="none" fo:color="#000000" style:font-name="Liberation Serif" fo:font-size="28pt" fo:letter-spacing="normal" fo:font-style="normal" style:text-underline-style="solid" style:text-underline-width="auto" style:text-underline-color="font-color" fo:font-weight="bold" officeooo:rsid="00325af8" officeooo:paragraph-rsid="00332d4f" style:font-size-asian="28pt" style:font-weight-asian="bold" style:font-size-complex="28pt" style:font-weight-complex="bold"/>
    </style:style>
    <style:style style:name="P50" style:family="paragraph" style:parent-style-name="Standard" style:list-style-name="L30">
      <style:paragraph-properties fo:line-height="150%"/>
      <style:text-properties fo:font-variant="normal" fo:text-transform="none" fo:color="#000000" style:font-name="Liberation Serif" fo:font-size="28pt" fo:letter-spacing="normal" fo:font-style="normal" style:text-underline-style="solid" style:text-underline-width="auto" style:text-underline-color="font-color" fo:font-weight="bold" officeooo:rsid="0015ae5e" officeooo:paragraph-rsid="0034ad7b" style:font-size-asian="28pt" style:font-weight-asian="bold" style:font-size-complex="28pt" style:font-weight-complex="bold"/>
    </style:style>
    <style:style style:name="P51" style:family="paragraph" style:parent-style-name="Standard" style:list-style-name="L31">
      <style:paragraph-properties fo:line-height="150%"/>
      <style:text-properties fo:font-variant="normal" fo:text-transform="none" fo:color="#000000" style:font-name="Liberation Serif" fo:font-size="28pt" fo:letter-spacing="normal" fo:font-style="normal" style:text-underline-style="solid" style:text-underline-width="auto" style:text-underline-color="font-color" fo:font-weight="bold" officeooo:rsid="0015ae5e" officeooo:paragraph-rsid="0037c11e" style:font-size-asian="28pt" style:font-weight-asian="bold" style:font-size-complex="28pt" style:font-weight-complex="bold"/>
    </style:style>
    <style:style style:name="P52" style:family="paragraph" style:parent-style-name="Standard" style:list-style-name="L34">
      <style:paragraph-properties fo:line-height="150%"/>
      <style:text-properties fo:font-variant="normal" fo:text-transform="none" fo:color="#000000" style:font-name="Liberation Serif" fo:font-size="28pt" fo:letter-spacing="normal" fo:font-style="normal" style:text-underline-style="solid" style:text-underline-width="auto" style:text-underline-color="font-color" fo:font-weight="bold" officeooo:rsid="001770a1" officeooo:paragraph-rsid="003ab793" style:font-size-asian="28pt" style:font-weight-asian="bold" style:font-size-complex="28pt" style:font-weight-complex="bold"/>
    </style:style>
    <style:style style:name="P53" style:family="paragraph" style:parent-style-name="Standard" style:list-style-name="L22">
      <style:paragraph-properties fo:line-height="150%"/>
      <style:text-properties fo:font-variant="normal" fo:text-transform="none" fo:color="#000000" style:font-name="Liberation Serif" fo:font-size="28pt" fo:letter-spacing="normal" fo:font-style="normal" style:text-underline-style="none" fo:font-weight="bold" officeooo:rsid="0030fd32" officeooo:paragraph-rsid="003133b1" style:font-size-asian="28pt" style:font-weight-asian="bold" style:font-size-complex="28pt" style:font-weight-complex="bold"/>
    </style:style>
    <style:style style:name="P54" style:family="paragraph" style:parent-style-name="Standard" style:list-style-name="L35">
      <style:paragraph-properties fo:line-height="150%"/>
      <style:text-properties fo:font-variant="normal" fo:text-transform="none" fo:color="#000000" style:font-name="Liberation Serif" fo:font-size="28pt" fo:letter-spacing="normal" fo:font-style="normal" style:text-underline-style="none" fo:font-weight="bold" officeooo:rsid="001770a1" officeooo:paragraph-rsid="003c494d" style:font-size-asian="28pt" style:font-weight-asian="bold" style:font-size-complex="28pt" style:font-weight-complex="bold"/>
    </style:style>
    <style:style style:name="P55" style:family="paragraph" style:parent-style-name="Standard" style:list-style-name="L33">
      <style:paragraph-properties fo:line-height="150%"/>
      <style:text-properties fo:font-variant="normal" fo:text-transform="none" fo:color="#000000" style:font-name="Liberation Serif" fo:font-size="28pt" fo:letter-spacing="normal" fo:font-style="normal" style:text-underline-style="none" fo:font-weight="normal" officeooo:rsid="0015ae5e" officeooo:paragraph-rsid="003ab793" style:font-size-asian="28pt" style:font-weight-asian="bold" style:font-size-complex="28pt" style:font-weight-complex="bold"/>
    </style:style>
    <style:style style:name="P56" style:family="paragraph" style:parent-style-name="Standard">
      <style:paragraph-properties fo:line-height="150%"/>
      <style:text-properties fo:font-variant="normal" fo:text-transform="none" fo:color="#808080" style:font-name="Liberation Serif" fo:font-size="28pt" fo:letter-spacing="normal" fo:font-style="normal" style:text-underline-style="solid" style:text-underline-width="auto" style:text-underline-color="font-color" fo:font-weight="bold" officeooo:rsid="0015ae5e" officeooo:paragraph-rsid="0034ad7b" style:font-size-asian="28pt" style:font-weight-asian="bold" style:font-size-complex="28pt" style:font-weight-complex="bold"/>
    </style:style>
    <style:style style:name="P57" style:family="paragraph" style:parent-style-name="Standard">
      <style:paragraph-properties fo:line-height="150%"/>
      <style:text-properties fo:font-variant="normal" fo:text-transform="none" fo:color="#808080" style:font-name="Liberation Serif" fo:font-size="28pt" fo:letter-spacing="normal" fo:font-style="normal" style:text-underline-style="solid" style:text-underline-width="auto" style:text-underline-color="font-color" fo:font-weight="bold" officeooo:rsid="0015ae5e" officeooo:paragraph-rsid="0037c11e" style:font-size-asian="28pt" style:font-weight-asian="bold" style:font-size-complex="28pt" style:font-weight-complex="bold"/>
    </style:style>
    <style:style style:name="P58" style:family="paragraph" style:parent-style-name="Standard">
      <style:paragraph-properties fo:line-height="150%"/>
      <style:text-properties fo:font-variant="normal" fo:text-transform="none" fo:color="#808080" style:font-name="Liberation Serif" fo:font-size="28pt" fo:letter-spacing="normal" fo:font-style="normal" style:text-underline-style="solid" style:text-underline-width="auto" style:text-underline-color="font-color" fo:font-weight="bold" officeooo:rsid="001770a1" officeooo:paragraph-rsid="003ab793" style:font-size-asian="28pt" style:font-weight-asian="bold" style:font-size-complex="28pt" style:font-weight-complex="bold"/>
    </style:style>
    <style:style style:name="P59" style:family="paragraph" style:parent-style-name="Standard">
      <style:paragraph-properties fo:line-height="150%"/>
      <style:text-properties fo:font-variant="normal" fo:text-transform="none" fo:color="#808080" style:font-name="Liberation Serif" fo:font-size="28pt" fo:letter-spacing="normal" fo:font-style="normal" style:text-underline-style="solid" style:text-underline-width="auto" style:text-underline-color="font-color" fo:font-weight="bold" officeooo:rsid="001770a1" officeooo:paragraph-rsid="003c494d" style:font-size-asian="28pt" style:font-weight-asian="bold" style:font-size-complex="28pt" style:font-weight-complex="bold"/>
    </style:style>
    <style:style style:name="P60" style:family="paragraph" style:parent-style-name="Standard">
      <style:paragraph-properties fo:line-height="150%"/>
      <style:text-properties fo:font-variant="normal" fo:text-transform="none" fo:color="#808080" style:font-name="Liberation Serif" fo:font-size="28pt" fo:letter-spacing="normal" fo:font-style="normal" style:text-underline-style="solid" style:text-underline-width="auto" style:text-underline-color="font-color" fo:font-weight="bold" officeooo:rsid="00339f0b" officeooo:paragraph-rsid="00339f0b" style:font-size-asian="28pt" style:font-weight-asian="bold" style:font-size-complex="28pt" style:font-weight-complex="bold"/>
    </style:style>
    <style:style style:name="P61" style:family="paragraph" style:parent-style-name="Standard">
      <style:paragraph-properties fo:line-height="150%"/>
      <style:text-properties fo:font-variant="normal" fo:text-transform="none" fo:color="#808080" style:font-name="Liberation Serif" fo:font-size="28pt" fo:letter-spacing="normal" fo:font-style="normal" style:text-underline-style="solid" style:text-underline-width="auto" style:text-underline-color="font-color" fo:font-weight="bold" officeooo:rsid="00325af8" officeooo:paragraph-rsid="00325af8" style:font-size-asian="28pt" style:font-weight-asian="bold" style:font-size-complex="28pt" style:font-weight-complex="bold"/>
    </style:style>
    <style:style style:name="P62" style:family="paragraph" style:parent-style-name="Standard">
      <style:paragraph-properties fo:line-height="150%"/>
      <style:text-properties fo:font-variant="normal" fo:text-transform="none" fo:color="#808080" style:font-name="Liberation Serif" fo:font-size="28pt" fo:letter-spacing="normal" fo:font-style="normal" style:text-underline-style="solid" style:text-underline-width="auto" style:text-underline-color="font-color" fo:font-weight="bold" officeooo:rsid="00332d4f" officeooo:paragraph-rsid="00332d4f" style:font-size-asian="28pt" style:font-weight-asian="bold" style:font-size-complex="28pt" style:font-weight-complex="bold"/>
    </style:style>
    <style:style style:name="P63" style:family="paragraph" style:parent-style-name="Standard">
      <style:paragraph-properties fo:line-height="150%"/>
      <style:text-properties fo:font-variant="normal" fo:text-transform="none" fo:color="#808080" style:font-name="Liberation Serif" fo:font-size="28pt" fo:letter-spacing="normal" fo:font-style="normal" style:text-underline-style="solid" style:text-underline-width="auto" style:text-underline-color="font-color" fo:font-weight="bold" officeooo:rsid="0023521a" officeooo:paragraph-rsid="0023521a" style:font-size-asian="28pt" style:font-weight-asian="bold" style:font-size-complex="28pt" style:font-weight-complex="bold"/>
    </style:style>
    <style:style style:name="P64" style:family="paragraph" style:parent-style-name="Standard">
      <style:paragraph-properties fo:line-height="150%"/>
      <style:text-properties fo:font-variant="normal" fo:text-transform="none" fo:color="#808080" style:font-name="Liberation Serif" fo:font-size="28pt" fo:letter-spacing="normal" fo:font-style="normal" style:text-underline-style="solid" style:text-underline-width="auto" style:text-underline-color="font-color" fo:font-weight="normal" officeooo:rsid="0015ae5e" officeooo:paragraph-rsid="0038ed64" style:font-size-asian="28pt" style:font-weight-asian="bold" style:font-size-complex="28pt" style:font-weight-complex="bold"/>
    </style:style>
    <style:style style:name="P65" style:family="paragraph" style:parent-style-name="Standard">
      <style:paragraph-properties fo:line-height="150%"/>
      <style:text-properties fo:font-variant="normal" fo:text-transform="none" fo:color="#808080" style:font-name="Liberation Serif" fo:font-size="28pt" fo:letter-spacing="normal" fo:font-style="normal" fo:font-weight="normal" officeooo:rsid="0015ae5e" officeooo:paragraph-rsid="0015ae5e" style:font-size-asian="28pt" style:font-size-complex="28pt"/>
    </style:style>
    <style:style style:name="P66" style:family="paragraph" style:parent-style-name="Standard">
      <style:paragraph-properties fo:line-height="150%"/>
      <style:text-properties fo:font-variant="normal" fo:text-transform="none" fo:color="#808080" style:font-name="Liberation Serif" fo:font-size="28pt" fo:letter-spacing="normal" fo:font-style="normal" fo:font-weight="normal" officeooo:rsid="0015ae5e" officeooo:paragraph-rsid="0038ed64" style:font-size-asian="28pt" style:font-size-complex="28pt"/>
    </style:style>
    <style:style style:name="P67" style:family="paragraph" style:parent-style-name="Standard">
      <style:paragraph-properties fo:line-height="150%"/>
      <style:text-properties fo:font-variant="normal" fo:text-transform="none" fo:color="#808080" style:font-name="Liberation Serif" fo:font-size="28pt" fo:letter-spacing="normal" fo:font-style="normal" fo:font-weight="normal" officeooo:rsid="0015ae5e" officeooo:paragraph-rsid="003e1cfb" style:font-size-asian="28pt" style:font-size-complex="28pt"/>
    </style:style>
    <style:style style:name="P68" style:family="paragraph" style:parent-style-name="Standard">
      <style:paragraph-properties fo:line-height="150%"/>
      <style:text-properties fo:font-variant="normal" fo:text-transform="none" fo:color="#808080" style:font-name="Liberation Serif" fo:font-size="28pt" fo:letter-spacing="normal" fo:font-style="normal" style:text-underline-style="none" fo:font-weight="bold" officeooo:rsid="003133b1" officeooo:paragraph-rsid="003133b1" style:font-size-asian="28pt" style:font-weight-asian="bold" style:font-size-complex="28pt" style:font-weight-complex="bold"/>
    </style:style>
    <style:style style:name="P69" style:family="paragraph" style:parent-style-name="Standard">
      <style:paragraph-properties fo:line-height="150%"/>
      <style:text-properties fo:font-variant="normal" fo:text-transform="none" fo:color="#808080" style:font-name="Liberation Serif" fo:font-size="28pt" fo:letter-spacing="normal" fo:font-style="normal" fo:font-weight="bold" officeooo:rsid="00195e45" officeooo:paragraph-rsid="00195e45" style:font-size-asian="28pt" style:font-size-complex="28pt"/>
    </style:style>
    <style:style style:name="P70" style:family="paragraph" style:parent-style-name="Standard">
      <style:paragraph-properties fo:line-height="150%"/>
      <style:text-properties fo:font-variant="normal" fo:text-transform="none" fo:color="#808080" style:font-name="Liberation Serif" fo:font-size="28pt" fo:letter-spacing="normal" fo:font-style="normal" fo:font-weight="bold" officeooo:rsid="0017f680" officeooo:paragraph-rsid="0017f680" style:font-size-asian="28pt" style:font-weight-asian="bold" style:font-size-complex="28pt" style:font-weight-complex="bold"/>
    </style:style>
    <style:style style:name="P71" style:family="paragraph" style:parent-style-name="Standard" style:list-style-name="L19">
      <style:paragraph-properties fo:line-height="150%"/>
      <style:text-properties fo:color="#000000" style:font-name="Liberation Serif" fo:font-size="28pt" officeooo:rsid="00296a9f" officeooo:paragraph-rsid="00296a9f" style:font-size-asian="28pt" style:font-size-complex="28pt"/>
    </style:style>
    <style:style style:name="P72" style:family="paragraph" style:parent-style-name="Standard" style:list-style-name="L30">
      <style:paragraph-properties fo:line-height="150%"/>
      <style:text-properties fo:color="#000000" style:font-name="Liberation Serif" fo:font-size="28pt" officeooo:rsid="0015ae5e" officeooo:paragraph-rsid="0035cb9b" style:font-size-asian="28pt" style:font-size-complex="28pt"/>
    </style:style>
    <style:style style:name="P73" style:family="paragraph" style:parent-style-name="Standard" style:list-style-name="L34">
      <style:paragraph-properties fo:line-height="150%"/>
      <style:text-properties fo:color="#000000" style:font-name="Liberation Serif" fo:font-size="28pt" officeooo:rsid="001770a1" officeooo:paragraph-rsid="003c494d" style:font-size-asian="28pt" style:font-size-complex="28pt"/>
    </style:style>
    <style:style style:name="P74" style:family="paragraph" style:parent-style-name="Standard">
      <style:paragraph-properties fo:line-height="150%"/>
      <style:text-properties fo:color="#000000" style:font-name="Liberation Serif" fo:font-size="28pt" officeooo:rsid="001770a1" officeooo:paragraph-rsid="003c494d" style:font-size-asian="28pt" style:font-size-complex="28pt"/>
    </style:style>
    <style:style style:name="P75" style:family="paragraph" style:parent-style-name="Standard" style:list-style-name="L20">
      <style:paragraph-properties fo:line-height="150%"/>
      <style:text-properties fo:color="#000000" style:font-name="Liberation Serif" fo:font-size="28pt" style:text-underline-style="solid" style:text-underline-width="auto" style:text-underline-color="font-color" fo:font-weight="bold" officeooo:rsid="002b4204" officeooo:paragraph-rsid="002c40f1" style:font-size-asian="28pt" style:font-weight-asian="bold" style:font-size-complex="28pt" style:font-weight-complex="bold"/>
    </style:style>
    <style:style style:name="P76" style:family="paragraph" style:parent-style-name="Standard" style:list-style-name="L21">
      <style:paragraph-properties fo:line-height="150%"/>
      <style:text-properties fo:color="#000000" style:font-name="Liberation Serif" fo:font-size="28pt" style:text-underline-style="solid" style:text-underline-width="auto" style:text-underline-color="font-color" fo:font-weight="bold" officeooo:rsid="002b4204" officeooo:paragraph-rsid="002ece02" style:font-size-asian="28pt" style:font-weight-asian="bold" style:font-size-complex="28pt" style:font-weight-complex="bold"/>
    </style:style>
    <style:style style:name="P77" style:family="paragraph" style:parent-style-name="Standard">
      <style:paragraph-properties fo:line-height="150%"/>
      <style:text-properties fo:color="#808080" style:font-name="Liberation Serif" fo:font-size="28pt" officeooo:rsid="0015ae5e" officeooo:paragraph-rsid="0015ae5e" style:font-size-asian="28pt" style:font-size-complex="28pt"/>
    </style:style>
    <style:style style:name="P78" style:family="paragraph" style:parent-style-name="Standard">
      <style:paragraph-properties fo:line-height="150%"/>
      <style:text-properties fo:color="#808080" style:font-name="Liberation Serif" fo:font-size="28pt" officeooo:paragraph-rsid="0015ae5e" style:font-size-asian="28pt" style:font-size-complex="28pt"/>
    </style:style>
    <style:style style:name="P79" style:family="paragraph" style:parent-style-name="Standard">
      <style:paragraph-properties fo:line-height="150%"/>
      <style:text-properties fo:color="#808080" style:font-name="Liberation Serif" fo:font-size="28pt" officeooo:paragraph-rsid="001770a1" style:font-size-asian="28pt" style:font-size-complex="28pt"/>
    </style:style>
    <style:style style:name="P80" style:family="paragraph" style:parent-style-name="Standard">
      <style:paragraph-properties fo:line-height="150%"/>
      <style:text-properties fo:color="#808080" style:font-name="Liberation Serif" fo:font-size="28pt" fo:font-weight="bold" officeooo:paragraph-rsid="0017f680" style:font-size-asian="28pt" style:font-weight-asian="bold" style:font-size-complex="28pt" style:font-weight-complex="bold"/>
    </style:style>
    <style:style style:name="P81" style:family="paragraph" style:parent-style-name="Standard">
      <style:paragraph-properties fo:line-height="150%"/>
      <style:text-properties fo:color="#808080" style:font-name="Liberation Serif" fo:font-size="28pt" fo:font-weight="bold" officeooo:paragraph-rsid="001770a1" style:font-size-asian="28pt" style:font-weight-asian="bold" style:font-size-complex="28pt" style:font-weight-complex="bold"/>
    </style:style>
    <style:style style:name="P82" style:family="paragraph" style:parent-style-name="Standard">
      <style:paragraph-properties fo:line-height="150%"/>
      <style:text-properties fo:color="#808080" style:font-name="Liberation Serif" fo:font-size="28pt" fo:font-weight="bold" officeooo:paragraph-rsid="003c494d" style:font-size-asian="28pt" style:font-weight-asian="bold" style:font-size-complex="28pt" style:font-weight-complex="bold"/>
    </style:style>
    <style:style style:name="P83" style:family="paragraph" style:parent-style-name="Standard">
      <style:paragraph-properties fo:line-height="150%"/>
      <style:text-properties fo:color="#808080" style:font-name="Liberation Serif" fo:font-size="28pt" fo:font-weight="bold" officeooo:rsid="001770a1" officeooo:paragraph-rsid="001770a1" style:font-size-asian="28pt" style:font-weight-asian="bold" style:font-size-complex="28pt" style:font-weight-complex="bold"/>
    </style:style>
    <style:style style:name="P84" style:family="paragraph" style:parent-style-name="Standard">
      <style:paragraph-properties fo:line-height="150%"/>
      <style:text-properties fo:color="#808080" style:font-name="Liberation Serif" fo:font-size="28pt" fo:font-weight="bold" officeooo:rsid="0019a6b5" officeooo:paragraph-rsid="0019a6b5" style:font-size-asian="28pt" style:font-weight-asian="bold" style:font-size-complex="28pt" style:font-weight-complex="bold"/>
    </style:style>
    <style:style style:name="P85" style:family="paragraph" style:parent-style-name="Standard">
      <style:paragraph-properties fo:line-height="150%"/>
      <style:text-properties fo:color="#808080" style:font-name="Liberation Serif" fo:font-size="28pt" fo:font-weight="bold" officeooo:rsid="00182a7f" officeooo:paragraph-rsid="00182a7f" style:font-size-asian="28pt" style:font-weight-asian="bold" style:font-size-complex="28pt" style:font-weight-complex="bold"/>
    </style:style>
    <style:style style:name="P86" style:family="paragraph" style:parent-style-name="Standard">
      <style:paragraph-properties fo:line-height="150%"/>
      <style:text-properties fo:color="#808080" style:font-name="Liberation Serif" fo:font-size="28pt" style:text-underline-style="solid" style:text-underline-width="auto" style:text-underline-color="font-color" fo:font-weight="bold" officeooo:rsid="002b4204" officeooo:paragraph-rsid="002b4204" style:font-size-asian="28pt" style:font-weight-asian="bold" style:font-size-complex="28pt" style:font-weight-complex="bold"/>
    </style:style>
    <style:style style:name="P87" style:family="paragraph" style:parent-style-name="Standard">
      <style:paragraph-properties fo:line-height="150%"/>
      <style:text-properties fo:color="#808080" style:font-name="Liberation Serif" fo:font-size="28pt" style:text-underline-style="solid" style:text-underline-width="auto" style:text-underline-color="font-color" fo:font-weight="bold" officeooo:rsid="002d1e55" officeooo:paragraph-rsid="002d1e55" style:font-size-asian="28pt" style:font-weight-asian="bold" style:font-size-complex="28pt" style:font-weight-complex="bold"/>
    </style:style>
    <style:style style:name="P88" style:family="paragraph" style:parent-style-name="Standard">
      <style:paragraph-properties fo:line-height="150%"/>
      <style:text-properties fo:color="#808080" style:font-name="Liberation Serif" fo:font-size="28pt" style:text-underline-style="solid" style:text-underline-width="auto" style:text-underline-color="font-color" fo:font-weight="bold" officeooo:rsid="0030fd32" officeooo:paragraph-rsid="0030fd32" style:font-size-asian="28pt" style:font-weight-asian="bold" style:font-size-complex="28pt" style:font-weight-complex="bold"/>
    </style:style>
    <style:style style:name="P89" style:family="paragraph" style:parent-style-name="Standard">
      <style:paragraph-properties fo:line-height="150%"/>
      <style:text-properties officeooo:paragraph-rsid="0034ad7b"/>
    </style:style>
    <style:style style:name="P90" style:family="paragraph" style:parent-style-name="Standard" style:list-style-name="L28">
      <style:paragraph-properties fo:line-height="150%"/>
      <style:text-properties officeooo:paragraph-rsid="0034ad7b"/>
    </style:style>
    <style:style style:name="P91" style:family="paragraph" style:parent-style-name="Standard" style:list-style-name="L29">
      <style:paragraph-properties fo:line-height="150%"/>
      <style:text-properties officeooo:paragraph-rsid="0034ad7b"/>
    </style:style>
    <style:style style:name="P92" style:family="paragraph" style:parent-style-name="Standard" style:list-style-name="L1">
      <style:paragraph-properties fo:line-height="150%"/>
      <style:text-properties officeooo:paragraph-rsid="0015ae5e"/>
    </style:style>
    <style:style style:name="T1" style:family="text">
      <style:text-properties officeooo:rsid="0015ae5e"/>
    </style:style>
    <style:style style:name="T2" style:family="text">
      <style:text-properties fo:font-variant="normal" fo:text-transform="none" fo:color="#000000" style:text-position="33% 80%" fo:letter-spacing="normal" fo:font-style="normal" fo:font-weight="normal"/>
    </style:style>
    <style:style style:name="T3" style:family="text">
      <style:text-properties fo:font-variant="normal" fo:text-transform="none" fo:color="#000000" fo:letter-spacing="normal" fo:font-style="normal" fo:font-weight="normal"/>
    </style:style>
    <style:style style:name="T4" style:family="text">
      <style:text-properties fo:font-variant="normal" fo:text-transform="none" fo:color="#000000" fo:letter-spacing="normal" fo:font-style="normal" fo:font-weight="normal" officeooo:rsid="0015ae5e"/>
    </style:style>
    <style:style style:name="T5" style:family="text">
      <style:text-properties fo:font-variant="normal" fo:text-transform="none" fo:color="#000000" fo:letter-spacing="normal" fo:font-style="normal" fo:font-weight="normal" officeooo:rsid="0017f680"/>
    </style:style>
    <style:style style:name="T6" style:family="text">
      <style:text-properties fo:font-variant="normal" fo:text-transform="none" fo:color="#000000" fo:letter-spacing="normal" fo:font-style="normal" fo:font-weight="normal" officeooo:rsid="001770a1"/>
    </style:style>
    <style:style style:name="T7" style:family="text">
      <style:text-properties fo:font-variant="normal" fo:text-transform="none" fo:color="#000000" fo:letter-spacing="normal" fo:font-style="normal" fo:font-weight="normal" officeooo:rsid="00182a7f" style:text-overline-style="none" style:text-overline-color="font-color"/>
    </style:style>
    <style:style style:name="T8" style:family="text">
      <style:text-properties fo:font-variant="normal" fo:text-transform="none" fo:color="#000000" fo:letter-spacing="normal" fo:font-style="normal" fo:font-weight="normal" style:text-overline-style="solid" style:text-overline-width="auto" style:text-overline-color="font-color"/>
    </style:style>
    <style:style style:name="T9" style:family="text">
      <style:text-properties fo:font-variant="normal" fo:text-transform="none" fo:color="#000000" fo:letter-spacing="normal" fo:font-style="normal" fo:font-weight="normal" officeooo:rsid="0017f680" style:text-overline-style="solid" style:text-overline-width="auto" style:text-overline-color="font-color"/>
    </style:style>
    <style:style style:name="T10" style:family="text">
      <style:text-properties fo:font-variant="normal" fo:text-transform="none" fo:color="#000000" fo:letter-spacing="normal" fo:font-style="normal" fo:font-weight="normal" officeooo:rsid="001949dd"/>
    </style:style>
    <style:style style:name="T11" style:family="text">
      <style:text-properties fo:font-variant="normal" fo:text-transform="none" fo:color="#000000" style:font-name="Liberation Serif" fo:font-size="28pt" fo:letter-spacing="normal" fo:font-style="normal" fo:font-weight="normal" style:font-size-asian="28pt" style:font-size-complex="28pt"/>
    </style:style>
    <style:style style:name="T12" style:family="text">
      <style:text-properties fo:font-variant="normal" fo:text-transform="none" fo:color="#333333" fo:letter-spacing="normal" fo:font-style="normal" fo:font-weight="normal"/>
    </style:style>
    <style:style style:name="T13" style:family="text">
      <style:text-properties fo:font-variant="normal" fo:text-transform="none" fo:color="#333333" fo:letter-spacing="normal" fo:font-style="normal" fo:font-weight="normal" officeooo:rsid="0015ae5e"/>
    </style:style>
    <style:style style:name="T14" style:family="text">
      <style:text-properties fo:font-variant="normal" fo:text-transform="none" fo:color="#333333" fo:letter-spacing="normal" fo:font-style="normal" fo:font-weight="normal" officeooo:rsid="001770a1"/>
    </style:style>
    <style:style style:name="T15" style:family="text">
      <style:text-properties fo:font-variant="normal" fo:text-transform="none" fo:color="#333333" fo:letter-spacing="normal" fo:font-style="normal" fo:font-weight="normal" officeooo:rsid="001949dd"/>
    </style:style>
    <style:style style:name="T16" style:family="text">
      <style:text-properties fo:font-variant="normal" fo:text-transform="none" fo:color="#333333" fo:letter-spacing="normal" fo:font-style="normal" style:text-underline-style="none" fo:font-weight="normal"/>
    </style:style>
    <style:style style:name="T17" style:family="text">
      <style:text-properties fo:font-variant="normal" fo:text-transform="none" fo:color="#333333" fo:letter-spacing="normal" fo:font-style="normal" style:text-underline-style="none" fo:font-weight="normal" officeooo:rsid="00296a9f"/>
    </style:style>
    <style:style style:name="T18" style:family="text">
      <style:text-properties fo:font-variant="normal" fo:text-transform="none" fo:color="#333333" fo:letter-spacing="normal" fo:font-style="normal" style:text-underline-style="none" fo:font-weight="normal" officeooo:rsid="001949dd"/>
    </style:style>
    <style:style style:name="T19" style:family="text">
      <style:text-properties fo:font-variant="normal" fo:text-transform="none" fo:letter-spacing="normal" fo:font-style="normal"/>
    </style:style>
    <style:style style:name="T20" style:family="text">
      <style:text-properties fo:font-variant="normal" fo:text-transform="none" fo:letter-spacing="normal" fo:font-style="normal" style:text-underline-style="solid" style:text-underline-width="auto" style:text-underline-color="font-color"/>
    </style:style>
    <style:style style:name="T21" style:family="text">
      <style:text-properties fo:font-variant="normal" fo:text-transform="none" fo:letter-spacing="normal" fo:font-style="normal" style:text-underline-style="solid" style:text-underline-width="auto" style:text-underline-color="font-color" fo:font-weight="bold" style:font-weight-asian="bold" style:font-weight-complex="bold"/>
    </style:style>
    <style:style style:name="T22" style:family="text">
      <style:text-properties fo:font-variant="normal" fo:text-transform="none" fo:letter-spacing="normal" fo:font-style="normal" style:text-underline-style="solid" style:text-underline-width="auto" style:text-underline-color="font-color" fo:font-weight="bold" officeooo:rsid="0017f680" style:font-weight-asian="bold" style:font-weight-complex="bold"/>
    </style:style>
    <style:style style:name="T23" style:family="text">
      <style:text-properties fo:font-variant="normal" fo:text-transform="none" fo:letter-spacing="normal" fo:font-style="normal" style:text-underline-style="solid" style:text-underline-width="auto" style:text-underline-color="font-color" fo:font-weight="bold" officeooo:rsid="0015ae5e" style:font-weight-asian="bold" style:font-weight-complex="bold"/>
    </style:style>
    <style:style style:name="T24" style:family="text">
      <style:text-properties fo:font-variant="normal" fo:text-transform="none" fo:letter-spacing="normal" fo:font-style="normal" style:text-underline-style="solid" style:text-underline-width="auto" style:text-underline-color="font-color" fo:font-weight="bold" officeooo:rsid="001770a1" style:font-weight-asian="bold" style:font-weight-complex="bold"/>
    </style:style>
    <style:style style:name="T25" style:family="text">
      <style:text-properties fo:font-variant="normal" fo:text-transform="none" fo:letter-spacing="normal" fo:font-style="normal" style:text-underline-style="solid" style:text-underline-width="auto" style:text-underline-color="font-color" officeooo:rsid="0017f680"/>
    </style:style>
    <style:style style:name="T26" style:family="text">
      <style:text-properties fo:font-variant="normal" fo:text-transform="none" fo:letter-spacing="normal" fo:font-style="normal" style:text-underline-style="solid" style:text-underline-width="auto" style:text-underline-color="font-color" officeooo:rsid="001770a1"/>
    </style:style>
    <style:style style:name="T27" style:family="text">
      <style:text-properties fo:font-variant="normal" fo:text-transform="none" fo:letter-spacing="normal" fo:font-style="normal" style:text-underline-style="solid" style:text-underline-width="auto" style:text-underline-color="font-color" officeooo:rsid="001949dd"/>
    </style:style>
    <style:style style:name="T28" style:family="text">
      <style:text-properties fo:font-variant="normal" fo:text-transform="none" fo:letter-spacing="normal" fo:font-style="normal" fo:font-weight="bold" style:font-weight-asian="bold" style:font-weight-complex="bold"/>
    </style:style>
    <style:style style:name="T29" style:family="text">
      <style:text-properties fo:font-variant="normal" fo:text-transform="none" fo:letter-spacing="normal" fo:font-style="normal" fo:font-weight="bold" officeooo:rsid="0015ae5e" style:font-weight-asian="bold" style:font-weight-complex="bold"/>
    </style:style>
    <style:style style:name="T30" style:family="text">
      <style:text-properties fo:font-variant="normal" fo:text-transform="none" fo:letter-spacing="normal" fo:font-style="normal" fo:font-weight="bold" officeooo:rsid="001770a1" style:font-weight-asian="bold" style:font-weight-complex="bold"/>
    </style:style>
    <style:style style:name="T31" style:family="text">
      <style:text-properties fo:font-variant="normal" fo:text-transform="none" fo:letter-spacing="normal" fo:font-style="normal" officeooo:rsid="0017f680"/>
    </style:style>
    <style:style style:name="T32" style:family="text">
      <style:text-properties fo:font-variant="normal" fo:text-transform="none" fo:letter-spacing="normal" fo:font-style="normal" officeooo:rsid="001770a1"/>
    </style:style>
    <style:style style:name="T33" style:family="text">
      <style:text-properties fo:font-variant="normal" fo:text-transform="none" fo:letter-spacing="normal" fo:font-style="normal" officeooo:rsid="001949dd"/>
    </style:style>
    <style:style style:name="T34" style:family="text">
      <style:text-properties fo:font-variant="normal" fo:text-transform="none" fo:letter-spacing="normal" fo:font-style="normal" fo:font-weight="normal"/>
    </style:style>
    <style:style style:name="T35" style:family="text">
      <style:text-properties fo:font-variant="normal" fo:text-transform="none" fo:letter-spacing="normal" fo:font-style="normal" style:text-underline-style="none"/>
    </style:style>
    <style:style style:name="T36" style:family="text">
      <style:text-properties fo:font-variant="normal" fo:text-transform="none" fo:letter-spacing="normal" fo:font-style="normal" style:text-underline-style="none" fo:font-weight="normal"/>
    </style:style>
    <style:style style:name="T37" style:family="text">
      <style:text-properties fo:font-variant="normal" fo:text-transform="none" fo:letter-spacing="normal" fo:font-style="normal" style:text-underline-style="none" fo:font-weight="normal" officeooo:rsid="00296a9f"/>
    </style:style>
    <style:style style:name="T38" style:family="text">
      <style:text-properties fo:font-variant="normal" fo:text-transform="none" fo:letter-spacing="normal" fo:font-style="normal" style:text-underline-style="none" fo:font-weight="normal" officeooo:rsid="0017f680"/>
    </style:style>
    <style:style style:name="T39" style:family="text">
      <style:text-properties fo:font-variant="normal" fo:text-transform="none" fo:letter-spacing="normal" fo:font-style="normal" style:text-underline-style="none" fo:font-weight="normal" officeooo:rsid="001949dd"/>
    </style:style>
    <style:style style:name="T40" style:family="text">
      <style:text-properties fo:font-variant="normal" fo:text-transform="none" fo:letter-spacing="normal" fo:font-style="normal" style:text-underline-style="none" fo:font-weight="normal" officeooo:rsid="0034ad7b" style:font-weight-asian="normal" style:font-weight-complex="normal"/>
    </style:style>
    <style:style style:name="T41" style:family="text">
      <style:text-properties fo:font-variant="normal" fo:text-transform="none" fo:letter-spacing="normal" fo:font-style="normal" style:text-underline-style="none" fo:font-weight="normal" officeooo:rsid="0015ae5e" style:font-weight-asian="bold" style:font-weight-complex="bold"/>
    </style:style>
    <style:style style:name="T42" style:family="text">
      <style:text-properties fo:font-variant="normal" fo:text-transform="none" fo:color="#999999" fo:letter-spacing="normal" fo:font-style="normal" fo:font-weight="normal"/>
    </style:style>
    <style:style style:name="T43" style:family="text">
      <style:text-properties fo:font-variant="normal" fo:text-transform="none" fo:color="#999999" fo:letter-spacing="normal" fo:font-style="normal" fo:font-weight="normal" officeooo:rsid="0015ae5e"/>
    </style:style>
    <style:style style:name="T44" style:family="text">
      <style:text-properties fo:font-variant="normal" fo:text-transform="none" fo:color="#999999" fo:letter-spacing="normal" fo:font-style="normal" fo:font-weight="normal" officeooo:rsid="001770a1"/>
    </style:style>
    <style:style style:name="T45" style:family="text">
      <style:text-properties fo:font-variant="normal" fo:text-transform="none" fo:color="#999999" fo:letter-spacing="normal" fo:font-style="normal" fo:font-weight="normal" officeooo:rsid="001949dd"/>
    </style:style>
    <style:style style:name="T46" style:family="text">
      <style:text-properties fo:font-variant="normal" fo:text-transform="none" fo:color="#999999" fo:letter-spacing="normal" fo:font-style="normal" fo:font-weight="normal" officeooo:rsid="0017f680"/>
    </style:style>
    <style:style style:name="T47" style:family="text">
      <style:text-properties fo:font-variant="normal" fo:text-transform="none" fo:color="#999999" fo:letter-spacing="normal" fo:font-style="normal" style:text-underline-style="none" fo:font-weight="normal" officeooo:rsid="00182a7f" style:font-weight-asian="normal" style:font-weight-complex="normal"/>
    </style:style>
    <style:style style:name="T48" style:family="text">
      <style:text-properties fo:font-variant="normal" fo:text-transform="none" fo:color="#999999" fo:letter-spacing="normal" fo:font-style="normal" style:text-underline-style="none" fo:font-weight="normal" officeooo:rsid="0015ae5e" style:font-weight-asian="bold" style:font-weight-complex="bold"/>
    </style:style>
    <style:style style:name="T49" style:family="text">
      <style:text-properties fo:font-variant="normal" fo:text-transform="none" fo:color="#999999" style:font-name="Liberation Serif" fo:font-size="28pt" fo:letter-spacing="normal" fo:font-style="normal" fo:font-weight="normal" officeooo:rsid="00182a7f" style:font-size-asian="28pt" style:font-weight-asian="normal" style:font-size-complex="28pt" style:font-weight-complex="normal"/>
    </style:style>
    <style:style style:name="T50" style:family="text">
      <style:text-properties fo:font-variant="normal" fo:text-transform="none" fo:color="#999999" style:font-name="Liberation Serif" fo:font-size="28pt" fo:letter-spacing="normal" fo:font-style="normal" fo:font-weight="normal" style:font-size-asian="28pt" style:font-size-complex="28pt"/>
    </style:style>
    <style:style style:name="T51" style:family="text">
      <style:text-properties fo:font-variant="normal" fo:text-transform="none" fo:color="#808080" fo:letter-spacing="normal" fo:font-style="normal" fo:font-weight="normal"/>
    </style:style>
    <style:style style:name="T52" style:family="text">
      <style:text-properties fo:font-variant="normal" fo:text-transform="none" fo:color="#808080" fo:letter-spacing="normal" fo:font-style="normal" style:text-underline-style="solid" style:text-underline-width="auto" style:text-underline-color="font-color" fo:font-weight="bold" style:font-weight-asian="bold" style:font-weight-complex="bold"/>
    </style:style>
    <style:style style:name="T53" style:family="text">
      <style:text-properties fo:font-variant="normal" fo:text-transform="none" fo:color="#808080" fo:letter-spacing="normal" fo:font-style="normal" style:text-underline-style="solid" style:text-underline-width="auto" style:text-underline-color="font-color" fo:font-weight="bold" officeooo:rsid="0017f680" style:font-weight-asian="bold" style:font-weight-complex="bold"/>
    </style:style>
    <style:style style:name="T54" style:family="text">
      <style:text-properties fo:font-variant="normal" fo:text-transform="none" fo:color="#808080" fo:letter-spacing="normal" fo:font-style="normal" fo:font-weight="bold" style:font-weight-asian="bold" style:font-weight-complex="bold"/>
    </style:style>
    <style:style style:name="T55" style:family="text">
      <style:text-properties fo:font-variant="normal" fo:text-transform="none" fo:color="#808080" style:font-name="Liberation Serif" fo:font-size="28pt" fo:letter-spacing="normal" fo:font-style="normal" style:text-underline-style="solid" style:text-underline-width="auto" style:text-underline-color="font-color" fo:font-weight="bold" officeooo:rsid="0015ae5e" style:font-size-asian="28pt" style:font-weight-asian="bold" style:font-size-complex="28pt" style:font-weight-complex="bold"/>
    </style:style>
    <style:style style:name="T56" style:family="text">
      <style:text-properties fo:font-variant="normal" fo:text-transform="none" fo:color="#808080" style:font-name="Liberation Serif" fo:font-size="28pt" fo:letter-spacing="normal" fo:font-style="normal" style:text-underline-style="solid" style:text-underline-width="auto" style:text-underline-color="font-color" fo:font-weight="bold" officeooo:rsid="0017f680" style:font-size-asian="28pt" style:font-weight-asian="bold" style:font-size-complex="28pt" style:font-weight-complex="bold"/>
    </style:style>
    <style:style style:name="T57" style:family="text">
      <style:text-properties fo:font-variant="normal" fo:text-transform="none" fo:color="#808080" style:font-name="Liberation Serif" fo:font-size="28pt" fo:letter-spacing="normal" fo:font-style="normal" style:text-underline-style="solid" style:text-underline-width="auto" style:text-underline-color="font-color" fo:font-weight="bold" officeooo:rsid="0034ad7b" style:font-size-asian="28pt" style:font-weight-asian="bold" style:font-size-complex="28pt" style:font-weight-complex="bold"/>
    </style:style>
    <style:style style:name="T58" style:family="text">
      <style:text-properties fo:font-variant="normal" fo:text-transform="none" fo:color="#808080" style:font-name="Liberation Serif" fo:font-size="28pt" fo:letter-spacing="normal" fo:font-style="normal" fo:font-weight="bold" officeooo:rsid="0015ae5e" style:font-size-asian="28pt" style:font-weight-asian="bold" style:font-size-complex="28pt" style:font-weight-complex="bold"/>
    </style:style>
    <style:style style:name="T59" style:family="text">
      <style:text-properties fo:font-variant="normal" fo:text-transform="none" fo:color="#666666" fo:letter-spacing="normal" fo:font-style="normal" fo:font-weight="normal"/>
    </style:style>
    <style:style style:name="T60" style:family="text">
      <style:text-properties fo:font-variant="normal" fo:text-transform="none" fo:color="#666666" fo:letter-spacing="normal" fo:font-style="normal" fo:font-weight="normal" officeooo:rsid="0015ae5e"/>
    </style:style>
    <style:style style:name="T61" style:family="text">
      <style:text-properties fo:font-variant="normal" fo:text-transform="none" fo:color="#666666" fo:letter-spacing="normal" fo:font-style="normal" fo:font-weight="normal" officeooo:rsid="001770a1"/>
    </style:style>
    <style:style style:name="T62" style:family="text">
      <style:text-properties fo:font-variant="normal" fo:text-transform="none" fo:color="#666666" fo:letter-spacing="normal" fo:font-style="normal" fo:font-weight="normal" officeooo:rsid="00182a7f" style:text-overline-style="none" style:text-overline-color="font-color"/>
    </style:style>
    <style:style style:name="T63" style:family="text">
      <style:text-properties fo:font-variant="normal" fo:text-transform="none" fo:color="#666666" fo:letter-spacing="normal" fo:font-style="normal" fo:font-weight="normal" officeooo:rsid="001949dd"/>
    </style:style>
    <style:style style:name="T64" style:family="text">
      <style:text-properties fo:font-variant="normal" fo:text-transform="none" fo:color="#666666" fo:letter-spacing="normal" fo:font-style="normal" style:text-underline-style="solid" style:text-underline-width="auto" style:text-underline-color="font-color"/>
    </style:style>
    <style:style style:name="T65" style:family="text">
      <style:text-properties fo:font-variant="normal" fo:text-transform="none" fo:color="#666666" fo:letter-spacing="normal" fo:font-style="normal" style:text-underline-style="solid" style:text-underline-width="auto" style:text-underline-color="font-color" officeooo:rsid="0017f680"/>
    </style:style>
    <style:style style:name="T66" style:family="text">
      <style:text-properties fo:font-variant="normal" fo:text-transform="none" fo:color="#666666" fo:letter-spacing="normal" fo:font-style="normal" style:text-underline-style="none" fo:font-weight="normal"/>
    </style:style>
    <style:style style:name="T67" style:family="text">
      <style:text-properties fo:font-variant="normal" fo:text-transform="none" fo:color="#666666" fo:letter-spacing="normal" fo:font-style="normal" style:text-underline-style="none" fo:font-weight="normal" officeooo:rsid="00296a9f"/>
    </style:style>
    <style:style style:name="T68" style:family="text">
      <style:text-properties fo:font-variant="normal" fo:text-transform="none" fo:color="#666666" fo:letter-spacing="normal" fo:font-style="normal" style:text-underline-style="none" fo:font-weight="normal" officeooo:rsid="001949dd"/>
    </style:style>
    <style:style style:name="T69" style:family="text">
      <style:text-properties fo:font-variant="normal" fo:text-transform="none" fo:color="#666666" fo:letter-spacing="normal" fo:font-style="normal" style:text-underline-style="none" fo:font-weight="normal" officeooo:rsid="002ece02"/>
    </style:style>
    <style:style style:name="T70" style:family="text">
      <style:text-properties fo:font-variant="normal" fo:text-transform="none" fo:color="#666666" fo:letter-spacing="normal" fo:font-style="normal" style:text-underline-style="none" fo:font-weight="normal" officeooo:rsid="0015ae5e" style:font-weight-asian="bold" style:font-weight-complex="bold"/>
    </style:style>
    <style:style style:name="T71" style:family="text">
      <style:text-properties fo:font-variant="normal" fo:text-transform="none" fo:color="#0000ff" fo:letter-spacing="normal" fo:font-style="normal" fo:font-weight="normal"/>
    </style:style>
    <style:style style:name="T72" style:family="text">
      <style:text-properties fo:font-variant="normal" fo:text-transform="none" fo:color="#0000ff" fo:letter-spacing="normal" fo:font-style="normal" fo:font-weight="normal" officeooo:rsid="0015ae5e"/>
    </style:style>
    <style:style style:name="T73" style:family="text">
      <style:text-properties fo:font-variant="normal" fo:text-transform="none" fo:color="#0000ff" fo:letter-spacing="normal" fo:font-style="normal" fo:font-weight="normal" officeooo:rsid="001770a1"/>
    </style:style>
    <style:style style:name="T74" style:family="text">
      <style:text-properties fo:font-variant="normal" fo:text-transform="none" fo:color="#0000ff" fo:letter-spacing="normal" fo:font-style="normal" fo:font-weight="normal" officeooo:rsid="001949dd"/>
    </style:style>
    <style:style style:name="T75" style:family="text">
      <style:text-properties fo:font-variant="normal" fo:text-transform="none" fo:color="#0000ff" fo:letter-spacing="normal" fo:font-style="normal" fo:font-weight="normal" style:text-overline-style="solid" style:text-overline-width="auto" style:text-overline-color="font-color"/>
    </style:style>
    <style:style style:name="T76" style:family="text">
      <style:text-properties fo:font-variant="normal" fo:text-transform="none" fo:color="#0000ff" fo:letter-spacing="normal" fo:font-style="normal" fo:font-weight="normal" officeooo:rsid="0017f680" style:text-overline-style="solid" style:text-overline-width="auto" style:text-overline-color="font-color"/>
    </style:style>
    <style:style style:name="T77" style:family="text">
      <style:text-properties fo:font-variant="normal" fo:text-transform="none" fo:color="#0000ff" fo:letter-spacing="normal" fo:font-style="normal" style:text-underline-style="none" fo:font-weight="normal" officeooo:rsid="00296a9f"/>
    </style:style>
    <style:style style:name="T78" style:family="text">
      <style:text-properties fo:font-variant="normal" fo:text-transform="none" fo:color="#0000ff" fo:letter-spacing="normal" fo:font-style="normal" style:text-underline-style="none" fo:font-weight="normal" officeooo:rsid="00182a7f" style:font-weight-asian="normal" style:font-weight-complex="normal"/>
    </style:style>
    <style:style style:name="T79" style:family="text">
      <style:text-properties fo:font-variant="normal" fo:text-transform="none" fo:color="#0000ff" fo:letter-spacing="normal" fo:font-style="normal" style:text-underline-style="none" fo:font-weight="normal" officeooo:rsid="0015ae5e" style:font-weight-asian="bold" style:font-weight-complex="bold"/>
    </style:style>
    <style:style style:name="T80" style:family="text">
      <style:text-properties fo:font-variant="normal" fo:text-transform="none" fo:color="#0000ff" style:font-name="Liberation Serif" fo:font-size="28pt" fo:letter-spacing="normal" fo:font-style="normal" fo:font-weight="bold" officeooo:rsid="00182a7f" style:font-size-asian="28pt" style:font-weight-asian="bold" style:font-size-complex="28pt" style:font-weight-complex="bold"/>
    </style:style>
    <style:style style:name="T81" style:family="text">
      <style:text-properties fo:font-variant="normal" fo:text-transform="none" fo:color="#0000ff" style:font-name="Liberation Serif" fo:font-size="28pt" fo:letter-spacing="normal" fo:font-style="normal" fo:font-weight="normal" officeooo:rsid="00182a7f" style:font-size-asian="28pt" style:font-weight-asian="normal" style:font-size-complex="28pt" style:font-weight-complex="normal"/>
    </style:style>
    <style:style style:name="T82" style:family="text">
      <style:text-properties fo:font-variant="normal" fo:text-transform="none" fo:color="#9933ff" fo:letter-spacing="normal" fo:font-style="normal" fo:font-weight="normal"/>
    </style:style>
    <style:style style:name="T83" style:family="text">
      <style:text-properties fo:font-variant="normal" fo:text-transform="none" fo:color="#9933ff" fo:letter-spacing="normal" fo:font-style="normal" fo:font-weight="normal" officeooo:rsid="0015ae5e"/>
    </style:style>
    <style:style style:name="T84" style:family="text">
      <style:text-properties fo:font-variant="normal" fo:text-transform="none" fo:color="#9933ff" fo:letter-spacing="normal" fo:font-style="normal" fo:font-weight="normal" officeooo:rsid="001770a1"/>
    </style:style>
    <style:style style:name="T85" style:family="text">
      <style:text-properties fo:font-variant="normal" fo:text-transform="none" fo:color="#9933ff" fo:letter-spacing="normal" fo:font-style="normal" fo:font-weight="normal" officeooo:rsid="001949dd"/>
    </style:style>
    <style:style style:name="T86" style:family="text">
      <style:text-properties fo:font-variant="normal" fo:text-transform="none" fo:color="#9933ff" style:font-name="Liberation Serif" fo:font-size="28pt" fo:letter-spacing="normal" fo:font-style="normal" fo:font-weight="normal" style:font-size-asian="28pt" style:font-size-complex="28pt"/>
    </style:style>
    <style:style style:name="T87" style:family="text">
      <style:text-properties fo:font-variant="normal" fo:text-transform="none" fo:color="#006600" fo:letter-spacing="normal" fo:font-style="normal" fo:font-weight="normal"/>
    </style:style>
    <style:style style:name="T88" style:family="text">
      <style:text-properties fo:font-variant="normal" fo:text-transform="none" fo:color="#006600" fo:letter-spacing="normal" fo:font-style="normal" fo:font-weight="normal" officeooo:rsid="0015ae5e"/>
    </style:style>
    <style:style style:name="T89" style:family="text">
      <style:text-properties fo:font-variant="normal" fo:text-transform="none" fo:color="#006600" fo:letter-spacing="normal" fo:font-style="normal" fo:font-weight="normal" officeooo:rsid="001770a1"/>
    </style:style>
    <style:style style:name="T90" style:family="text">
      <style:text-properties fo:font-variant="normal" fo:text-transform="none" fo:color="#006600" fo:letter-spacing="normal" fo:font-style="normal" fo:font-weight="normal" officeooo:rsid="001949dd"/>
    </style:style>
    <style:style style:name="T91" style:family="text">
      <style:text-properties fo:font-variant="normal" fo:text-transform="none" fo:color="#006600" fo:letter-spacing="normal" fo:font-style="normal" style:text-underline-style="none" fo:font-weight="normal" officeooo:rsid="00296a9f"/>
    </style:style>
    <style:style style:name="T92" style:family="text">
      <style:text-properties fo:font-variant="normal" fo:text-transform="none" fo:color="#006600" fo:letter-spacing="normal" fo:font-style="normal" style:text-underline-style="none" fo:font-weight="normal" officeooo:rsid="0017f680"/>
    </style:style>
    <style:style style:name="T93" style:family="text">
      <style:text-properties fo:font-variant="normal" fo:text-transform="none" fo:color="#006600" fo:letter-spacing="normal" fo:font-style="normal" style:text-underline-style="none" fo:font-weight="normal" officeooo:rsid="001949dd"/>
    </style:style>
    <style:style style:name="T94" style:family="text">
      <style:text-properties fo:font-variant="normal" fo:text-transform="none" fo:color="#006600" style:font-name="Liberation Serif" fo:font-size="28pt" fo:letter-spacing="normal" fo:font-style="normal" fo:font-weight="normal" style:font-size-asian="28pt" style:font-size-complex="28pt"/>
    </style:style>
    <style:style style:name="T95" style:family="text">
      <style:text-properties fo:font-variant="normal" fo:text-transform="none" fo:color="#990000" fo:letter-spacing="normal" fo:font-style="normal" fo:font-weight="normal"/>
    </style:style>
    <style:style style:name="T96" style:family="text">
      <style:text-properties fo:font-variant="normal" fo:text-transform="none" fo:color="#990000" fo:letter-spacing="normal" fo:font-style="normal" fo:font-weight="normal" officeooo:rsid="0015ae5e"/>
    </style:style>
    <style:style style:name="T97" style:family="text">
      <style:text-properties fo:font-variant="normal" fo:text-transform="none" fo:color="#990000" fo:letter-spacing="normal" fo:font-style="normal" fo:font-weight="normal" officeooo:rsid="001770a1"/>
    </style:style>
    <style:style style:name="T98" style:family="text">
      <style:text-properties fo:font-variant="normal" fo:text-transform="none" fo:color="#990000" fo:letter-spacing="normal" fo:font-style="normal" fo:font-weight="normal" officeooo:rsid="001949dd"/>
    </style:style>
    <style:style style:name="T99" style:family="text">
      <style:text-properties fo:font-variant="normal" fo:text-transform="none" fo:color="#990000" fo:letter-spacing="normal" fo:font-style="normal" style:text-underline-style="none" fo:font-weight="normal" officeooo:rsid="001949dd"/>
    </style:style>
    <style:style style:name="T100" style:family="text">
      <style:text-properties fo:font-variant="normal" fo:text-transform="none" fo:color="#00cc33" fo:letter-spacing="normal" fo:font-style="normal" fo:font-weight="normal"/>
    </style:style>
    <style:style style:name="T101" style:family="text">
      <style:text-properties fo:font-variant="normal" fo:text-transform="none" fo:color="#00cc33" fo:letter-spacing="normal" fo:font-style="normal" fo:font-weight="normal" style:text-overline-style="solid" style:text-overline-width="auto" style:text-overline-color="font-color"/>
    </style:style>
    <style:style style:name="T102" style:family="text">
      <style:text-properties fo:font-variant="normal" fo:text-transform="none" fo:color="#00cc33" fo:letter-spacing="normal" fo:font-style="normal" fo:font-weight="normal" officeooo:rsid="0017f680" style:text-overline-style="solid" style:text-overline-width="auto" style:text-overline-color="font-color"/>
    </style:style>
    <style:style style:name="T103" style:family="text">
      <style:text-properties fo:font-variant="normal" fo:text-transform="none" fo:color="#00cc33" fo:letter-spacing="normal" fo:font-style="normal" style:text-underline-style="none" fo:font-weight="normal" officeooo:rsid="0015ae5e" style:font-weight-asian="bold" style:font-weight-complex="bold"/>
    </style:style>
    <style:style style:name="T104" style:family="text">
      <style:text-properties fo:font-variant="normal" fo:text-transform="none" fo:color="#ff6600" fo:letter-spacing="normal" fo:font-style="normal" fo:font-weight="normal"/>
    </style:style>
    <style:style style:name="T105" style:family="text">
      <style:text-properties fo:font-variant="normal" fo:text-transform="none" fo:color="#ff6600" fo:letter-spacing="normal" fo:font-style="normal" style:text-underline-style="none" fo:font-weight="normal" officeooo:rsid="0015ae5e" style:font-weight-asian="bold" style:font-weight-complex="bold"/>
    </style:style>
    <style:style style:name="T106" style:family="text">
      <style:text-properties fo:font-variant="normal" fo:text-transform="none" fo:color="#ff0000" fo:letter-spacing="normal" fo:font-style="normal" fo:font-weight="normal"/>
    </style:style>
    <style:style style:name="T107" style:family="text">
      <style:text-properties fo:font-variant="normal" fo:text-transform="none" fo:color="#ff0000" fo:letter-spacing="normal" fo:font-style="normal" fo:font-weight="normal" officeooo:rsid="0017f680"/>
    </style:style>
    <style:style style:name="T108" style:family="text">
      <style:text-properties fo:font-variant="normal" fo:text-transform="none" fo:color="#ff0000" fo:letter-spacing="normal" fo:font-style="normal" fo:font-weight="normal" style:text-overline-style="solid" style:text-overline-width="auto" style:text-overline-color="font-color"/>
    </style:style>
    <style:style style:name="T109" style:family="text">
      <style:text-properties fo:font-variant="normal" fo:text-transform="none" fo:color="#ff0000" style:font-name="Liberation Serif" fo:font-size="28pt" fo:letter-spacing="normal" fo:font-style="normal" fo:font-weight="normal" officeooo:rsid="00182a7f" style:font-size-asian="28pt" style:font-weight-asian="normal" style:font-size-complex="28pt" style:font-weight-complex="normal"/>
    </style:style>
    <style:style style:name="T110" style:family="text">
      <style:text-properties fo:font-variant="normal" fo:text-transform="none" fo:color="#193300" fo:letter-spacing="normal" fo:font-style="normal" fo:font-weight="normal" style:font-weight-asian="normal" style:font-weight-complex="normal"/>
    </style:style>
    <style:style style:name="T111" style:family="text">
      <style:text-properties fo:font-variant="normal" fo:text-transform="none" fo:color="#193300" fo:letter-spacing="normal" fo:font-style="normal" fo:font-weight="normal" officeooo:rsid="0017f680" style:font-weight-asian="normal" style:font-weight-complex="normal" style:text-overline-style="solid" style:text-overline-width="auto" style:text-overline-color="font-color"/>
    </style:style>
    <style:style style:name="T112" style:family="text">
      <style:text-properties fo:font-variant="normal" fo:text-transform="none" fo:color="#193300" fo:letter-spacing="normal" fo:font-style="normal" style:text-underline-style="none" fo:font-weight="normal" officeooo:rsid="00182a7f" style:font-weight-asian="normal" style:font-weight-complex="normal"/>
    </style:style>
    <style:style style:name="T113" style:family="text">
      <style:text-properties fo:font-variant="normal" fo:text-transform="none" fo:color="#193300" style:font-name="Liberation Serif" fo:font-size="28pt" fo:letter-spacing="normal" fo:font-style="normal" fo:font-weight="normal" officeooo:rsid="00182a7f" style:font-size-asian="28pt" style:font-weight-asian="normal" style:font-size-complex="28pt" style:font-weight-complex="normal"/>
    </style:style>
    <style:style style:name="T114" style:family="text">
      <style:text-properties fo:font-variant="normal" fo:text-transform="none" fo:color="#193300" style:font-name="Liberation Serif" fo:font-size="28pt" fo:letter-spacing="normal" fo:font-style="normal" fo:font-weight="normal" officeooo:rsid="0034ad7b" style:font-size-asian="28pt" style:font-weight-asian="normal" style:font-size-complex="28pt" style:font-weight-complex="normal"/>
    </style:style>
    <style:style style:name="T115" style:family="text">
      <style:text-properties officeooo:rsid="001770a1"/>
    </style:style>
    <style:style style:name="T116" style:family="text">
      <style:text-properties officeooo:rsid="00182a7f"/>
    </style:style>
    <style:style style:name="T117" style:family="text">
      <style:text-properties officeooo:rsid="0019a6b5"/>
    </style:style>
    <style:style style:name="T118" style:family="text">
      <style:text-properties style:text-underline-style="solid" style:text-underline-width="auto" style:text-underline-color="font-color"/>
    </style:style>
    <style:style style:name="T119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20" style:family="text">
      <style:text-properties style:text-underline-style="solid" style:text-underline-width="auto" style:text-underline-color="font-color" fo:font-weight="bold" officeooo:rsid="0017f680" style:font-weight-asian="bold" style:font-weight-complex="bold"/>
    </style:style>
    <style:style style:name="T121" style:family="text">
      <style:text-properties style:text-underline-style="solid" style:text-underline-width="auto" style:text-underline-color="font-color" fo:font-weight="bold" officeooo:rsid="0038ed64" style:font-weight-asian="bold" style:font-weight-complex="bold"/>
    </style:style>
    <style:style style:name="T122" style:family="text">
      <style:text-properties style:text-underline-style="solid" style:text-underline-width="auto" style:text-underline-color="font-color" fo:font-weight="bold" officeooo:rsid="003e1cfb" style:font-weight-asian="bold" style:font-weight-complex="bold"/>
    </style:style>
    <style:style style:name="T123" style:family="text">
      <style:text-properties style:text-underline-style="solid" style:text-underline-width="auto" style:text-underline-color="font-color" style:font-weight-asian="bold" style:font-weight-complex="bold"/>
    </style:style>
    <style:style style:name="T124" style:family="text">
      <style:text-properties style:text-underline-style="solid" style:text-underline-width="auto" style:text-underline-color="font-color" officeooo:rsid="00296a9f"/>
    </style:style>
    <style:style style:name="T125" style:family="text">
      <style:text-properties fo:font-weight="bold"/>
    </style:style>
    <style:style style:name="T126" style:family="text">
      <style:text-properties fo:font-weight="bold" style:font-weight-asian="bold" style:font-weight-complex="bold"/>
    </style:style>
    <style:style style:name="T127" style:family="text">
      <style:text-properties fo:font-weight="bold" officeooo:rsid="0017f680"/>
    </style:style>
    <style:style style:name="T128" style:family="text">
      <style:text-properties fo:font-weight="bold" officeooo:rsid="0038ed64"/>
    </style:style>
    <style:style style:name="T129" style:family="text">
      <style:text-properties fo:color="#333333"/>
    </style:style>
    <style:style style:name="T130" style:family="text">
      <style:text-properties fo:color="#333333" officeooo:rsid="001770a1"/>
    </style:style>
    <style:style style:name="T131" style:family="text">
      <style:text-properties fo:color="#333333" officeooo:rsid="0019a6b5"/>
    </style:style>
    <style:style style:name="T132" style:family="text">
      <style:text-properties fo:color="#333333" fo:font-weight="normal" officeooo:rsid="001949dd"/>
    </style:style>
    <style:style style:name="T133" style:family="text">
      <style:text-properties fo:color="#333333" fo:font-weight="normal" officeooo:rsid="00296a9f"/>
    </style:style>
    <style:style style:name="T134" style:family="text">
      <style:text-properties fo:color="#333333" style:text-underline-style="none" fo:font-weight="normal"/>
    </style:style>
    <style:style style:name="T135" style:family="text">
      <style:text-properties fo:color="#333333" style:text-underline-style="none" fo:font-weight="normal" officeooo:rsid="001949dd"/>
    </style:style>
    <style:style style:name="T136" style:family="text">
      <style:text-properties fo:color="#999999"/>
    </style:style>
    <style:style style:name="T137" style:family="text">
      <style:text-properties fo:color="#999999" officeooo:rsid="00182a7f"/>
    </style:style>
    <style:style style:name="T138" style:family="text">
      <style:text-properties fo:color="#999999" officeooo:rsid="001770a1"/>
    </style:style>
    <style:style style:name="T139" style:family="text">
      <style:text-properties fo:color="#999999" officeooo:rsid="0019a6b5"/>
    </style:style>
    <style:style style:name="T140" style:family="text">
      <style:text-properties fo:color="#999999" officeooo:rsid="0015ae5e"/>
    </style:style>
    <style:style style:name="T141" style:family="text">
      <style:text-properties fo:color="#999999" style:text-underline-style="none" fo:font-weight="normal" officeooo:rsid="00182a7f" style:font-weight-asian="normal" style:font-weight-complex="normal"/>
    </style:style>
    <style:style style:name="T142" style:family="text">
      <style:text-properties fo:color="#999999" style:text-underline-style="none" fo:font-weight="normal" officeooo:rsid="0034ad7b" style:font-weight-asian="normal" style:font-weight-complex="normal"/>
    </style:style>
    <style:style style:name="T143" style:family="text">
      <style:text-properties fo:color="#999999" style:text-underline-style="none" fo:font-weight="normal" officeooo:rsid="0015ae5e"/>
    </style:style>
    <style:style style:name="T144" style:family="text">
      <style:text-properties fo:color="#999999" style:text-position="0% 100%" style:font-weight-asian="bold" style:font-weight-complex="bold" style:text-overline-style="none" style:text-overline-color="font-color"/>
    </style:style>
    <style:style style:name="T145" style:family="text">
      <style:text-properties fo:color="#999999" style:text-position="0% 100%" style:text-underline-style="none" style:font-weight-asian="bold" style:font-weight-complex="bold" style:text-overline-style="none" style:text-overline-color="font-color"/>
    </style:style>
    <style:style style:name="T146" style:family="text">
      <style:text-properties fo:color="#999999" fo:font-weight="normal"/>
    </style:style>
    <style:style style:name="T147" style:family="text">
      <style:text-properties fo:color="#666666"/>
    </style:style>
    <style:style style:name="T148" style:family="text">
      <style:text-properties fo:color="#666666" officeooo:rsid="00182a7f"/>
    </style:style>
    <style:style style:name="T149" style:family="text">
      <style:text-properties fo:color="#666666" officeooo:rsid="001770a1"/>
    </style:style>
    <style:style style:name="T150" style:family="text">
      <style:text-properties fo:color="#666666" style:text-underline-style="solid" style:text-underline-width="auto" style:text-underline-color="font-color" style:font-weight-asian="bold" style:font-weight-complex="bold"/>
    </style:style>
    <style:style style:name="T151" style:family="text">
      <style:text-properties fo:color="#666666" officeooo:rsid="0019a6b5"/>
    </style:style>
    <style:style style:name="T152" style:family="text">
      <style:text-properties fo:color="#666666" fo:font-weight="normal"/>
    </style:style>
    <style:style style:name="T153" style:family="text">
      <style:text-properties fo:color="#666666" fo:font-weight="normal" officeooo:rsid="001949dd"/>
    </style:style>
    <style:style style:name="T154" style:family="text">
      <style:text-properties fo:color="#666666" fo:font-weight="normal" officeooo:rsid="003133b1"/>
    </style:style>
    <style:style style:name="T155" style:family="text">
      <style:text-properties fo:color="#666666" style:text-underline-style="none" fo:font-weight="normal"/>
    </style:style>
    <style:style style:name="T156" style:family="text">
      <style:text-properties fo:color="#666666" style:text-underline-style="none" fo:font-weight="normal" officeooo:rsid="001949dd"/>
    </style:style>
    <style:style style:name="T157" style:family="text">
      <style:text-properties fo:color="#666666" style:text-underline-style="none" fo:font-weight="normal" officeooo:rsid="00332d4f"/>
    </style:style>
    <style:style style:name="T158" style:family="text">
      <style:text-properties fo:color="#666666" style:text-underline-style="none" fo:font-weight="normal" officeooo:rsid="00339f0b"/>
    </style:style>
    <style:style style:name="T159" style:family="text">
      <style:text-properties fo:color="#666666" style:text-underline-style="none" fo:font-weight="normal" officeooo:rsid="001770a1"/>
    </style:style>
    <style:style style:name="T160" style:family="text">
      <style:text-properties fo:color="#666666" style:text-underline-style="none" fo:font-weight="normal" officeooo:rsid="0015ae5e"/>
    </style:style>
    <style:style style:name="T161" style:family="text">
      <style:text-properties fo:color="#666666" style:font-weight-asian="bold" style:font-weight-complex="bold"/>
    </style:style>
    <style:style style:name="T162" style:family="text">
      <style:text-properties fo:color="#666666" style:font-weight-asian="bold" style:font-weight-complex="bold" style:text-overline-style="none" style:text-overline-color="font-color"/>
    </style:style>
    <style:style style:name="T163" style:family="text">
      <style:text-properties fo:color="#0000ff"/>
    </style:style>
    <style:style style:name="T164" style:family="text">
      <style:text-properties fo:color="#0000ff" officeooo:rsid="001770a1"/>
    </style:style>
    <style:style style:name="T165" style:family="text">
      <style:text-properties fo:color="#0000ff" officeooo:rsid="0019a6b5"/>
    </style:style>
    <style:style style:name="T166" style:family="text">
      <style:text-properties fo:color="#0000ff" officeooo:rsid="00182a7f"/>
    </style:style>
    <style:style style:name="T167" style:family="text">
      <style:text-properties fo:color="#0000ff" fo:font-weight="normal"/>
    </style:style>
    <style:style style:name="T168" style:family="text">
      <style:text-properties fo:color="#0000ff" fo:font-weight="normal" officeooo:rsid="001949dd"/>
    </style:style>
    <style:style style:name="T169" style:family="text">
      <style:text-properties fo:color="#0000ff" style:text-underline-style="none" fo:font-weight="normal"/>
    </style:style>
    <style:style style:name="T170" style:family="text">
      <style:text-properties fo:color="#0000ff" style:text-underline-style="none" fo:font-weight="normal" officeooo:rsid="00325af8"/>
    </style:style>
    <style:style style:name="T171" style:family="text">
      <style:text-properties fo:color="#0000ff" style:text-underline-style="none" fo:font-weight="normal" officeooo:rsid="00182a7f" style:font-weight-asian="normal" style:font-weight-complex="normal"/>
    </style:style>
    <style:style style:name="T172" style:family="text">
      <style:text-properties fo:color="#0000ff" style:text-underline-style="none" fo:font-weight="normal" officeooo:rsid="0015ae5e"/>
    </style:style>
    <style:style style:name="T173" style:family="text">
      <style:text-properties fo:color="#0000ff" style:text-underline-style="none" officeooo:rsid="00182a7f"/>
    </style:style>
    <style:style style:name="T174" style:family="text">
      <style:text-properties fo:color="#0000ff" fo:font-weight="bold"/>
    </style:style>
    <style:style style:name="T175" style:family="text">
      <style:text-properties fo:color="#0000ff" officeooo:rsid="0017f680" style:font-weight-asian="bold" style:font-weight-complex="bold" style:text-overline-style="solid" style:text-overline-width="auto" style:text-overline-color="font-color"/>
    </style:style>
    <style:style style:name="T176" style:family="text">
      <style:text-properties fo:color="#0000ff" officeooo:rsid="0017f680" style:font-weight-asian="bold" style:font-weight-complex="bold" style:text-overline-style="none" style:text-overline-color="font-color"/>
    </style:style>
    <style:style style:name="T177" style:family="text">
      <style:text-properties fo:color="#0000ff" style:text-position="super 58%" officeooo:rsid="0038ed64" style:font-weight-asian="bold" style:font-weight-complex="bold" style:text-overline-style="none" style:text-overline-color="font-color"/>
    </style:style>
    <style:style style:name="T178" style:family="text">
      <style:text-properties fo:color="#0000ff" style:text-position="super 58%" style:text-underline-style="none" officeooo:rsid="0038ed64" style:font-weight-asian="bold" style:font-weight-complex="bold" style:text-overline-style="none" style:text-overline-color="font-color"/>
    </style:style>
    <style:style style:name="T179" style:family="text">
      <style:text-properties fo:color="#0000ff" style:text-position="0% 100%" officeooo:rsid="0017f680" style:font-weight-asian="bold" style:font-weight-complex="bold" style:text-overline-style="solid" style:text-overline-width="auto" style:text-overline-color="font-color"/>
    </style:style>
    <style:style style:name="T180" style:family="text">
      <style:text-properties fo:color="#0000ff" style:text-position="0% 100%" officeooo:rsid="0017f680" style:font-weight-asian="bold" style:font-weight-complex="bold" style:text-overline-style="none" style:text-overline-color="font-color"/>
    </style:style>
    <style:style style:name="T181" style:family="text">
      <style:text-properties fo:color="#0000ff" style:text-position="0% 100%" style:text-underline-style="none" officeooo:rsid="0017f680" style:font-weight-asian="bold" style:font-weight-complex="bold" style:text-overline-style="none" style:text-overline-color="font-color"/>
    </style:style>
    <style:style style:name="T182" style:family="text">
      <style:text-properties fo:color="#0000ff" style:text-position="0% 100%" style:text-underline-style="none" officeooo:rsid="0017f680" style:font-weight-asian="bold" style:font-weight-complex="bold" style:text-overline-style="solid" style:text-overline-width="auto" style:text-overline-color="font-color"/>
    </style:style>
    <style:style style:name="T183" style:family="text">
      <style:text-properties fo:color="#9933ff"/>
    </style:style>
    <style:style style:name="T184" style:family="text">
      <style:text-properties fo:color="#9933ff" officeooo:rsid="0015ae5e"/>
    </style:style>
    <style:style style:name="T185" style:family="text">
      <style:text-properties fo:color="#9933ff" fo:font-weight="normal" officeooo:rsid="001949dd"/>
    </style:style>
    <style:style style:name="T186" style:family="text">
      <style:text-properties fo:color="#9933ff" style:text-underline-style="none" fo:font-weight="normal" officeooo:rsid="001949dd"/>
    </style:style>
    <style:style style:name="T187" style:family="text">
      <style:text-properties fo:color="#9933ff" style:text-underline-style="none" fo:font-weight="normal" officeooo:rsid="001770a1"/>
    </style:style>
    <style:style style:name="T188" style:family="text">
      <style:text-properties fo:color="#006600"/>
    </style:style>
    <style:style style:name="T189" style:family="text">
      <style:text-properties fo:color="#006600" officeooo:rsid="0015ae5e"/>
    </style:style>
    <style:style style:name="T190" style:family="text">
      <style:text-properties fo:color="#006600" officeooo:rsid="001770a1"/>
    </style:style>
    <style:style style:name="T191" style:family="text">
      <style:text-properties fo:color="#006600" officeooo:rsid="0019a6b5"/>
    </style:style>
    <style:style style:name="T192" style:family="text">
      <style:text-properties fo:color="#006600" fo:font-weight="normal" officeooo:rsid="001949dd"/>
    </style:style>
    <style:style style:name="T193" style:family="text">
      <style:text-properties fo:color="#006600" style:text-underline-style="none" fo:font-weight="normal"/>
    </style:style>
    <style:style style:name="T194" style:family="text">
      <style:text-properties fo:color="#006600" style:text-underline-style="none" fo:font-weight="normal" officeooo:rsid="00296a9f"/>
    </style:style>
    <style:style style:name="T195" style:family="text">
      <style:text-properties fo:color="#006600" style:text-underline-style="none" fo:font-weight="normal" officeooo:rsid="001949dd"/>
    </style:style>
    <style:style style:name="T196" style:family="text">
      <style:text-properties fo:color="#006600" style:text-underline-style="none" fo:font-weight="normal" officeooo:rsid="001770a1"/>
    </style:style>
    <style:style style:name="T197" style:family="text">
      <style:text-properties fo:color="#00cc33"/>
    </style:style>
    <style:style style:name="T198" style:family="text">
      <style:text-properties fo:color="#00cc33" officeooo:rsid="00182a7f"/>
    </style:style>
    <style:style style:name="T199" style:family="text">
      <style:text-properties fo:color="#00cc33" style:text-underline-style="none" fo:font-weight="normal" officeooo:rsid="0015ae5e"/>
    </style:style>
    <style:style style:name="T200" style:family="text">
      <style:text-properties fo:color="#00cc33" fo:font-weight="normal"/>
    </style:style>
    <style:style style:name="T201" style:family="text">
      <style:text-properties fo:color="#ff6600"/>
    </style:style>
    <style:style style:name="T202" style:family="text">
      <style:text-properties fo:color="#ff6600" officeooo:rsid="00182a7f"/>
    </style:style>
    <style:style style:name="T203" style:family="text">
      <style:text-properties fo:color="#ff6600" style:text-underline-style="none" fo:font-weight="normal" officeooo:rsid="0015ae5e"/>
    </style:style>
    <style:style style:name="T204" style:family="text">
      <style:text-properties fo:color="#ff0000"/>
    </style:style>
    <style:style style:name="T205" style:family="text">
      <style:text-properties fo:color="#ff0000" officeooo:rsid="00182a7f"/>
    </style:style>
    <style:style style:name="T206" style:family="text">
      <style:text-properties fo:color="#ff0000" style:text-underline-style="none" fo:font-weight="normal" officeooo:rsid="00182a7f" style:font-weight-asian="normal" style:font-weight-complex="normal"/>
    </style:style>
    <style:style style:name="T207" style:family="text">
      <style:text-properties fo:color="#ff0000" style:text-underline-style="none" fo:font-weight="normal" officeooo:rsid="0015ae5e"/>
    </style:style>
    <style:style style:name="T208" style:family="text">
      <style:text-properties fo:color="#ff0000" fo:font-weight="normal"/>
    </style:style>
    <style:style style:name="T209" style:family="text">
      <style:text-properties fo:color="#ff0000" style:text-position="0% 100%" style:text-underline-style="none" officeooo:rsid="00182a7f" style:font-weight-asian="normal" style:font-weight-complex="normal" style:text-overline-style="none" style:text-overline-color="font-color"/>
    </style:style>
    <style:style style:name="T210" style:family="text">
      <style:text-properties fo:color="#193300" style:font-weight-asian="normal" style:font-weight-complex="normal"/>
    </style:style>
    <style:style style:name="T211" style:family="text">
      <style:text-properties fo:color="#193300" officeooo:rsid="00182a7f" style:font-weight-asian="normal" style:font-weight-complex="normal"/>
    </style:style>
    <style:style style:name="T212" style:family="text">
      <style:text-properties fo:color="#193300" style:text-underline-style="none" officeooo:rsid="00182a7f" style:font-weight-asian="normal" style:font-weight-complex="normal"/>
    </style:style>
    <style:style style:name="T213" style:family="text">
      <style:text-properties fo:color="#193300" style:text-underline-style="none" fo:font-weight="normal" officeooo:rsid="00182a7f" style:font-weight-asian="normal" style:font-weight-complex="normal"/>
    </style:style>
    <style:style style:name="T214" style:family="text">
      <style:text-properties fo:color="#193300" fo:font-weight="normal" style:font-weight-asian="normal" style:font-weight-complex="normal"/>
    </style:style>
    <style:style style:name="T215" style:family="text">
      <style:text-properties fo:color="#193300" style:text-position="0% 100%" style:text-underline-style="none" officeooo:rsid="00182a7f" style:font-weight-asian="normal" style:font-weight-complex="normal" style:text-overline-style="none" style:text-overline-color="font-color"/>
    </style:style>
    <style:style style:name="T216" style:family="text">
      <style:text-properties style:text-underline-style="none"/>
    </style:style>
    <style:style style:name="T217" style:family="text">
      <style:text-properties style:text-underline-style="none" fo:font-weight="normal"/>
    </style:style>
    <style:style style:name="T218" style:family="text">
      <style:text-properties style:text-underline-style="none" fo:font-weight="normal" officeooo:rsid="00296a9f"/>
    </style:style>
    <style:style style:name="T219" style:family="text">
      <style:text-properties style:text-underline-style="none" fo:font-weight="normal" officeooo:rsid="001949dd"/>
    </style:style>
    <style:style style:name="T220" style:family="text">
      <style:text-properties style:text-underline-style="none" fo:font-weight="normal" officeooo:rsid="001770a1"/>
    </style:style>
    <style:style style:name="T221" style:family="text">
      <style:text-properties style:text-underline-style="none" fo:font-weight="normal" officeooo:rsid="0034ad7b" style:font-weight-asian="normal" style:font-weight-complex="normal"/>
    </style:style>
    <style:style style:name="T222" style:family="text">
      <style:text-properties style:text-underline-style="none" fo:font-weight="normal" officeooo:rsid="0015ae5e"/>
    </style:style>
    <style:style style:name="T223" style:family="text">
      <style:text-properties style:text-underline-style="none" fo:font-weight="bold"/>
    </style:style>
    <style:style style:name="T224" style:family="text">
      <style:text-properties style:text-underline-style="none" officeooo:rsid="0015ae5e"/>
    </style:style>
    <style:style style:name="T225" style:family="text">
      <style:text-properties fo:font-style="italic" style:text-underline-style="none" fo:font-weight="normal"/>
    </style:style>
    <style:style style:name="T226" style:family="text">
      <style:text-properties fo:font-style="italic" style:text-underline-style="none" fo:font-weight="normal" style:font-style-asian="italic" style:font-style-complex="italic"/>
    </style:style>
    <style:style style:name="T227" style:family="text">
      <style:text-properties style:font-weight-asian="bold" style:font-weight-complex="bold"/>
    </style:style>
    <style:style style:name="T228" style:family="text">
      <style:text-properties fo:font-weight="normal"/>
    </style:style>
    <style:style style:name="T229" style:family="text">
      <style:text-properties fo:font-weight="normal" officeooo:rsid="001949dd"/>
    </style:style>
    <style:style style:name="T230" style:family="text">
      <style:text-properties fo:font-weight="normal" officeooo:rsid="00296a9f"/>
    </style:style>
    <style:style style:name="T231" style:family="text">
      <style:text-properties officeooo:rsid="001949dd"/>
    </style:style>
    <style:style style:name="T232" style:family="text">
      <style:text-properties fo:color="#990000" style:text-underline-style="none" fo:font-weight="normal" officeooo:rsid="001770a1"/>
    </style:style>
    <style:style style:name="T233" style:family="text">
      <style:text-properties fo:color="#990000" style:text-underline-style="none" fo:font-weight="normal" officeooo:rsid="001949dd"/>
    </style:style>
    <style:style style:name="T234" style:family="text">
      <style:text-properties officeooo:rsid="0017f680"/>
    </style:style>
    <style:style style:name="T235" style:family="text">
      <style:text-properties style:text-position="0% 100%" style:text-underline-style="none" officeooo:rsid="0034ad7b" style:font-weight-asian="normal" style:font-weight-complex="normal" style:text-overline-style="none" style:text-overline-color="font-color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StarSymbol"/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span text:style-name="T119">Identity Law</text:span><text:span text:style-name="T120">s</text:span><text:span text:style-name="T126">:</text:span></text:p>
      <text:list xml:id="list7241209099466783508" text:style-name="L1">
        <text:list-item>
          <text:p text:style-name="P21"><text:span text:style-name="T4"><text:s text:c="4"/></text:span><text:span text:style-name="T88">p</text:span><text:span text:style-name="T4"> </text:span><text:span text:style-name="T72">∧</text:span><text:span text:style-name="T4"> T </text:span><text:span text:style-name="T43">≡</text:span><text:span text:style-name="T4"> </text:span><text:span text:style-name="T88">p</text:span></text:p>
        </text:list-item>
        <text:list-item>
          <text:p text:style-name="P92"><text:span text:style-name="T11"><text:s text:c="4"/></text:span><text:span text:style-name="T94">p</text:span><text:span text:style-name="T11"> </text:span><text:span text:style-name="T86">∨</text:span><text:span text:style-name="T11"> F </text:span><text:span text:style-name="T50">≡</text:span><text:span text:style-name="T11"> </text:span><text:span text:style-name="T94">p</text:span></text:p>
        </text:list-item>
      </text:list>
      <text:p text:style-name="P89"><text:span text:style-name="T55"/></text:p>
      <text:p text:style-name="P89"><text:span text:style-name="T55">Identity Law</text:span><text:span text:style-name="T56">s </text:span><text:span text:style-name="T57">(for sets)</text:span><text:span text:style-name="T58">:</text:span></text:p>
      <text:list xml:id="list7200435631959575040" text:style-name="L29">
        <text:list-item>
          <text:p text:style-name="P91"><text:span text:style-name="T58"><text:s text:c="4"/></text:span><text:span text:style-name="T81">A </text:span><text:span text:style-name="T113">∩ </text:span><text:span text:style-name="T114">U </text:span><text:span text:style-name="T49">≡ </text:span><text:span text:style-name="T81">A</text:span></text:p>
        </text:list-item>
      </text:list>
      <text:list xml:id="list7862255080911494323" text:style-name="L28">
        <text:list-item>
          <text:p text:style-name="P90"><text:span text:style-name="T80"><text:s text:c="4"/></text:span><text:span text:style-name="T81">A </text:span><text:span text:style-name="T109">∪</text:span><text:span text:style-name="T113"> ∅ </text:span><text:span text:style-name="T49">≡ </text:span><text:span text:style-name="T81">A</text:span></text:p>
        </text:list-item>
      </text:list>
      <text:p text:style-name="P9"><text:span text:style-name="T21"/></text:p>
      <text:p text:style-name="P9"><text:span text:style-name="T21"/></text:p>
      <text:p text:style-name="P9"><text:span text:style-name="T21"/></text:p>
      <text:p text:style-name="P9"><text:span text:style-name="T21"/></text:p>
      <text:p text:style-name="P9"><text:span text:style-name="T21"/></text:p>
      <text:p text:style-name="P9"><text:span text:style-name="T21"/></text:p>
      <text:p text:style-name="P9"><text:span text:style-name="T21"/></text:p>
      <text:p text:style-name="P9"><text:soft-page-break/><text:span text:style-name="T21">Domination Law</text:span><text:span text:style-name="T22">s</text:span><text:span text:style-name="T28">:</text:span></text:p>
      <text:list xml:id="list5595802361376034689" text:style-name="L2">
        <text:list-item>
          <text:p text:style-name="P36"><text:span text:style-name="T1"><text:s text:c="4"/></text:span><text:span text:style-name="T189">p</text:span><text:span text:style-name="T1"> </text:span><text:span text:style-name="T184">∨</text:span><text:span text:style-name="T1"> T </text:span><text:span text:style-name="T140">≡</text:span><text:span text:style-name="T1"> T</text:span></text:p>
        </text:list-item>
        <text:list-item>
          <text:p text:style-name="P22"><text:span text:style-name="T3"><text:s text:c="4"/></text:span><text:span text:style-name="T87">p</text:span><text:span text:style-name="T3"> </text:span><text:span text:style-name="T71">∧</text:span><text:span text:style-name="T3"> F </text:span><text:span text:style-name="T42">≡</text:span><text:span text:style-name="T3"> F</text:span></text:p>
        </text:list-item>
      </text:list>
      <text:p text:style-name="P56"/>
      <text:p text:style-name="P56">Domination Law<text:span text:style-name="T234">s (for sets)</text:span><text:span text:style-name="T216">:</text:span></text:p>
      <text:list xml:id="list5612541140061013484" text:style-name="L30">
        <text:list-item>
          <text:p text:style-name="P50"><text:span text:style-name="T173"><text:s text:c="4"/></text:span><text:span text:style-name="T171">A</text:span><text:span text:style-name="T173"> </text:span><text:span text:style-name="T206">∪</text:span><text:span text:style-name="T212"> </text:span><text:span text:style-name="T221">U</text:span><text:span text:style-name="T212"> </text:span><text:span text:style-name="T141">≡ </text:span><text:span text:style-name="T221">U</text:span></text:p>
        </text:list-item>
        <text:list-item>
          <text:p text:style-name="P72"><text:span text:style-name="T40"><text:s text:c="4"/></text:span><text:span text:style-name="T78">A </text:span><text:span text:style-name="T112">∩ ∅ </text:span><text:span text:style-name="T47">≡ </text:span><text:span text:style-name="T112">∅</text:span></text:p>
        </text:list-item>
      </text:list>
      <text:p text:style-name="P9"><text:span text:style-name="T21"/></text:p>
      <text:p text:style-name="P9"><text:span text:style-name="T21"/></text:p>
      <text:p text:style-name="P9"><text:span text:style-name="T21"/></text:p>
      <text:p text:style-name="P9"><text:span text:style-name="T21"/></text:p>
      <text:p text:style-name="P9"><text:span text:style-name="T21"/></text:p>
      <text:p text:style-name="P9"><text:span text:style-name="T21"/></text:p>
      <text:p text:style-name="P9"><text:span text:style-name="T21"/></text:p>
      <text:p text:style-name="P9"><text:soft-page-break/><text:span text:style-name="T21">Idempotent Law</text:span><text:span text:style-name="T22">s</text:span><text:span text:style-name="T28">:</text:span></text:p>
      <text:list xml:id="list3679050741258518702" text:style-name="L3">
        <text:list-item>
          <text:p text:style-name="P23"><text:span text:style-name="T4"><text:s text:c="4"/></text:span><text:span text:style-name="T88">p</text:span><text:span text:style-name="T4"> </text:span><text:span text:style-name="T83">∨</text:span><text:span text:style-name="T4"> </text:span><text:span text:style-name="T88">p</text:span><text:span text:style-name="T4"> </text:span><text:span text:style-name="T43">≡</text:span><text:span text:style-name="T4"> </text:span><text:span text:style-name="T88">p</text:span></text:p>
        </text:list-item>
        <text:list-item>
          <text:p text:style-name="P23"><text:span text:style-name="T3"><text:s text:c="4"/></text:span><text:span text:style-name="T87">p</text:span><text:span text:style-name="T3"> </text:span><text:span text:style-name="T71">∧</text:span><text:span text:style-name="T3"> </text:span><text:span text:style-name="T87">p</text:span><text:span text:style-name="T3"> </text:span><text:span text:style-name="T42">≡</text:span><text:span text:style-name="T3"> </text:span><text:span text:style-name="T87">p</text:span></text:p>
        </text:list-item>
      </text:list>
      <text:p text:style-name="P57"/>
      <text:p text:style-name="P57">Idempotent Law<text:span text:style-name="T234">s (for sets)</text:span><text:span text:style-name="T216">:</text:span></text:p>
      <text:list xml:id="list56010839674621099" text:style-name="L31">
        <text:list-item>
          <text:p text:style-name="P51"><text:span text:style-name="T216"><text:s text:c="4"/></text:span><text:span text:style-name="T171">A</text:span><text:span text:style-name="T173"> </text:span><text:span text:style-name="T206">∪</text:span><text:span text:style-name="T212"> </text:span><text:span text:style-name="T171">A</text:span><text:span text:style-name="T212"> </text:span><text:span text:style-name="T141">≡ </text:span><text:span text:style-name="T171">A</text:span></text:p>
        </text:list-item>
        <text:list-item>
          <text:p text:style-name="P51"><text:span text:style-name="T171"><text:s text:c="4"/>A</text:span><text:span text:style-name="T173"> </text:span><text:span text:style-name="T213">∩</text:span><text:span text:style-name="T212"> </text:span><text:span text:style-name="T171">A</text:span><text:span text:style-name="T212"> </text:span><text:span text:style-name="T141">≡</text:span><text:span text:style-name="T142"> </text:span><text:span text:style-name="T171">A</text:span></text:p>
        </text:list-item>
      </text:list>
      <text:p text:style-name="P9"><text:span text:style-name="T21"/></text:p>
      <text:p text:style-name="P9"><text:span text:style-name="T21"/></text:p>
      <text:p text:style-name="P9"><text:span text:style-name="T21"/></text:p>
      <text:p text:style-name="P9"><text:span text:style-name="T21"/></text:p>
      <text:p text:style-name="P9"><text:span text:style-name="T21"/></text:p>
      <text:p text:style-name="P9"><text:span text:style-name="T21"/></text:p>
      <text:p text:style-name="P9"><text:span text:style-name="T21"/></text:p>
      <text:p text:style-name="P9"><text:soft-page-break/><text:span text:style-name="T21">Double Negation Law</text:span><text:span text:style-name="T28">:</text:span></text:p>
      <text:list xml:id="list5836418837026799392" text:style-name="L4">
        <text:list-item>
          <text:p text:style-name="P40"><text:s text:c="4"/>¬<text:span text:style-name="T147">(</text:span>¬<text:span text:style-name="T188">p</text:span><text:span text:style-name="T147">)</text:span> <text:span text:style-name="T136">≡</text:span> <text:span text:style-name="T188">p</text:span></text:p>
        </text:list-item>
      </text:list>
      <text:p text:style-name="P66"><text:span text:style-name="T121"/></text:p>
      <text:p text:style-name="P66"><text:span text:style-name="T121">Complementation Law (for sets)</text:span><text:span text:style-name="T126">:</text:span></text:p>
      <text:list xml:id="list466580534242126544" text:style-name="L32">
        <text:list-item>
          <text:p text:style-name="P41"><text:span text:style-name="T126"><text:s text:c="4"/></text:span><text:span text:style-name="T161">(</text:span><text:span text:style-name="T175">A</text:span><text:span text:style-name="T162">)</text:span><text:span text:style-name="T177">c </text:span><text:span text:style-name="T144">≡ </text:span><text:span text:style-name="T180">A</text:span></text:p>
        </text:list-item>
      </text:list>
      <text:p text:style-name="P67"><text:span text:style-name="T121"/></text:p>
      <text:p text:style-name="P67"><text:span text:style-name="T121">Complement Law</text:span><text:span text:style-name="T122">s</text:span><text:span text:style-name="T126">:</text:span></text:p>
      <text:list xml:id="list1702680872793985197" text:style-name="L36">
        <text:list-item>
          <text:p text:style-name="P42"><text:span text:style-name="T126"><text:s text:c="4"/></text:span><text:span text:style-name="T176">A</text:span><text:span text:style-name="T177"> </text:span><text:span text:style-name="T209">∪ </text:span><text:span text:style-name="T179">A</text:span><text:span text:style-name="T177"> </text:span><text:span text:style-name="T144">≡ </text:span><text:span text:style-name="T235">U</text:span></text:p>
        </text:list-item>
        <text:list-item>
          <text:p text:style-name="P42"><text:span text:style-name="T235"><text:s text:c="4"/></text:span><text:span text:style-name="T181">A</text:span><text:span text:style-name="T178"> </text:span><text:span text:style-name="T215">∩</text:span><text:span text:style-name="T209"> </text:span><text:span text:style-name="T182">A</text:span><text:span text:style-name="T178"> </text:span><text:span text:style-name="T145">≡ </text:span><text:span text:style-name="T215">∅</text:span></text:p>
        </text:list-item>
      </text:list>
      <text:p text:style-name="P1"><text:span text:style-name="T119"/></text:p>
      <text:p text:style-name="P1"><text:span text:style-name="T119"/></text:p>
      <text:p text:style-name="P1"><text:span text:style-name="T119"/></text:p>
      <text:p text:style-name="P1"><text:span text:style-name="T119"/></text:p>
      <text:p text:style-name="P1"><text:span text:style-name="T119"/></text:p>
      <text:p text:style-name="P1"><text:soft-page-break/><text:span text:style-name="T119">Commutative Law</text:span><text:span text:style-name="T120">s</text:span><text:span text:style-name="T126">:</text:span></text:p>
      <text:list xml:id="list5824938352385889978" text:style-name="L5">
        <text:list-item>
          <text:p text:style-name="P24"><text:span text:style-name="T4"><text:s text:c="4"/></text:span><text:span text:style-name="T88">p</text:span><text:span text:style-name="T4"> </text:span><text:span text:style-name="T83">∨</text:span><text:span text:style-name="T4"> </text:span><text:span text:style-name="T13">q</text:span><text:span text:style-name="T4"> </text:span><text:span text:style-name="T43">≡</text:span><text:span text:style-name="T4"> </text:span><text:span text:style-name="T13">q</text:span><text:span text:style-name="T4"> </text:span><text:span text:style-name="T83">∨</text:span><text:span text:style-name="T4"> </text:span><text:span text:style-name="T88">p</text:span></text:p>
        </text:list-item>
        <text:list-item>
          <text:p text:style-name="P24"><text:span text:style-name="T3"><text:s text:c="4"/></text:span><text:span text:style-name="T87">p</text:span><text:span text:style-name="T3"> </text:span><text:span text:style-name="T71">∧</text:span><text:span text:style-name="T3"> </text:span><text:span text:style-name="T12">q</text:span><text:span text:style-name="T3"> </text:span><text:span text:style-name="T42">≡</text:span><text:span text:style-name="T3"> </text:span><text:span text:style-name="T12">q</text:span><text:span text:style-name="T3"> </text:span><text:span text:style-name="T71">∧</text:span><text:span text:style-name="T3"> </text:span><text:span text:style-name="T87">p</text:span></text:p>
        </text:list-item>
      </text:list>
      <text:p text:style-name="P64"><text:span text:style-name="T125"/></text:p>
      <text:p text:style-name="P64"><text:span text:style-name="T125">Commutative Law</text:span><text:span text:style-name="T127">s </text:span><text:span text:style-name="T128">(for sets)</text:span><text:span text:style-name="T223">:</text:span></text:p>
      <text:list xml:id="list363778401338610344" text:style-name="L33">
        <text:list-item>
          <text:p text:style-name="P55"><text:span text:style-name="T174"><text:s text:c="4"/></text:span><text:span text:style-name="T163">A</text:span> <text:span text:style-name="T204">∪</text:span> <text:span text:style-name="T197">B </text:span><text:span text:style-name="T136">≡</text:span><text:span text:style-name="T197"> B</text:span><text:span text:style-name="T147"> </text:span><text:span text:style-name="T204">∪</text:span> <text:span text:style-name="T163">A</text:span></text:p>
        </text:list-item>
        <text:list-item>
          <text:p text:style-name="P55"><text:span text:style-name="T163"><text:s text:c="4"/>A</text:span> <text:span text:style-name="T211">∩</text:span> <text:span text:style-name="T197">B </text:span><text:span text:style-name="T136">≡</text:span><text:span text:style-name="T197"> B</text:span><text:span text:style-name="T147"> </text:span><text:span text:style-name="T211">∩</text:span> <text:span text:style-name="T163">A</text:span></text:p>
        </text:list-item>
      </text:list>
      <text:p text:style-name="P10"><text:span text:style-name="T23"/></text:p>
      <text:p text:style-name="P10"><text:span text:style-name="T23"/></text:p>
      <text:p text:style-name="P10"><text:span text:style-name="T23"/></text:p>
      <text:p text:style-name="P10"><text:span text:style-name="T23"/></text:p>
      <text:p text:style-name="P10"><text:span text:style-name="T23"/></text:p>
      <text:p text:style-name="P10"><text:span text:style-name="T23"/></text:p>
      <text:p text:style-name="P10"><text:span text:style-name="T23"/></text:p>
      <text:p text:style-name="P10"><text:soft-page-break/><text:span text:style-name="T23">Associative Law</text:span><text:span text:style-name="T22">s</text:span><text:span text:style-name="T29">:</text:span></text:p>
      <text:list xml:id="list7765342617181238222" text:style-name="L6">
        <text:list-item>
          <text:p text:style-name="P25"><text:span text:style-name="T4"><text:s text:c="4"/></text:span><text:span text:style-name="T60">(</text:span><text:span text:style-name="T88">p</text:span><text:span text:style-name="T4"> </text:span><text:span text:style-name="T83">∨</text:span><text:span text:style-name="T4"> </text:span><text:span text:style-name="T13">q</text:span><text:span text:style-name="T60">)</text:span><text:span text:style-name="T4"> </text:span><text:span text:style-name="T83">∨</text:span><text:span text:style-name="T4"> </text:span><text:span text:style-name="T96">r</text:span><text:span text:style-name="T4"> </text:span><text:span text:style-name="T43">≡</text:span><text:span text:style-name="T4"> </text:span><text:span text:style-name="T88">p</text:span><text:span text:style-name="T4"> </text:span><text:span text:style-name="T83">∨</text:span><text:span text:style-name="T4"> </text:span><text:span text:style-name="T60">(</text:span><text:span text:style-name="T13">q</text:span><text:span text:style-name="T4"> </text:span><text:span text:style-name="T83">∨</text:span><text:span text:style-name="T4"> </text:span><text:span text:style-name="T96">r</text:span><text:span text:style-name="T60">)</text:span></text:p>
        </text:list-item>
        <text:list-item>
          <text:p text:style-name="P25"><text:span text:style-name="T3"><text:s text:c="4"/></text:span><text:span text:style-name="T59">(</text:span><text:span text:style-name="T87">p</text:span><text:span text:style-name="T3"> </text:span><text:span text:style-name="T71">∧</text:span><text:span text:style-name="T3"> </text:span><text:span text:style-name="T12">q</text:span><text:span text:style-name="T59">)</text:span><text:span text:style-name="T3"> </text:span><text:span text:style-name="T71">∧</text:span><text:span text:style-name="T3"> </text:span><text:span text:style-name="T95">r</text:span><text:span text:style-name="T3"> </text:span><text:span text:style-name="T42">≡</text:span><text:span text:style-name="T3"> </text:span><text:span text:style-name="T87">p</text:span><text:span text:style-name="T3"> </text:span><text:span text:style-name="T71">∧</text:span><text:span text:style-name="T3"> </text:span><text:span text:style-name="T59">(</text:span><text:span text:style-name="T12">q</text:span><text:span text:style-name="T3"> </text:span><text:span text:style-name="T71">∧</text:span><text:span text:style-name="T3"> </text:span><text:span text:style-name="T95">r</text:span><text:span text:style-name="T59">)</text:span></text:p>
        </text:list-item>
      </text:list>
      <text:p text:style-name="P58"/>
      <text:p text:style-name="P58"><text:span text:style-name="T1">Associative Laws (for sets)</text:span><text:span text:style-name="T224">:</text:span></text:p>
      <text:list xml:id="list5700853436020331853" text:style-name="L34">
        <text:list-item>
          <text:p text:style-name="P52"><text:span text:style-name="T224"><text:s text:c="4"/></text:span><text:span text:style-name="T172">A</text:span><text:span text:style-name="T222"> </text:span><text:span text:style-name="T207">∪</text:span><text:span text:style-name="T222"> </text:span><text:span text:style-name="T160">(</text:span><text:span text:style-name="T199">B</text:span><text:span text:style-name="T222"> </text:span><text:span text:style-name="T207">∪</text:span><text:span text:style-name="T222"> </text:span><text:span text:style-name="T203">C</text:span><text:span text:style-name="T160">)</text:span><text:span text:style-name="T222"> </text:span><text:span text:style-name="T143">≡</text:span><text:span text:style-name="T222"> </text:span><text:span text:style-name="T160">(</text:span><text:span text:style-name="T172">A</text:span><text:span text:style-name="T222"> </text:span><text:span text:style-name="T207">∪</text:span><text:span text:style-name="T222"> </text:span><text:span text:style-name="T199">B</text:span><text:span text:style-name="T160">)</text:span><text:span text:style-name="T222"> </text:span><text:span text:style-name="T207">∪</text:span><text:span text:style-name="T222"> </text:span><text:span text:style-name="T203">C</text:span></text:p>
        </text:list-item>
        <text:list-item>
          <text:p text:style-name="P73"><text:span text:style-name="T105"><text:s text:c="4"/></text:span><text:span text:style-name="T79">A</text:span><text:span text:style-name="T41"> </text:span><text:span text:style-name="T112">∩</text:span><text:span text:style-name="T41"> </text:span><text:span text:style-name="T70">(</text:span><text:span text:style-name="T103">B</text:span><text:span text:style-name="T41"> </text:span><text:span text:style-name="T112">∩</text:span><text:span text:style-name="T41"> </text:span><text:span text:style-name="T105">C</text:span><text:span text:style-name="T70">)</text:span><text:span text:style-name="T41"> </text:span><text:span text:style-name="T48">≡</text:span><text:span text:style-name="T41"> </text:span><text:span text:style-name="T70">(</text:span><text:span text:style-name="T79">A</text:span><text:span text:style-name="T41"> </text:span><text:span text:style-name="T112">∩</text:span><text:span text:style-name="T41"> </text:span><text:span text:style-name="T103">B</text:span><text:span text:style-name="T70">)</text:span><text:span text:style-name="T41"> </text:span><text:span text:style-name="T112">∩</text:span><text:span text:style-name="T41"> </text:span><text:span text:style-name="T105">C</text:span></text:p>
        </text:list-item>
      </text:list>
      <text:p text:style-name="P74"><text:span text:style-name="T52"/></text:p>
      <text:p text:style-name="P74"><text:span text:style-name="T52"/></text:p>
      <text:p text:style-name="P74"><text:span text:style-name="T52"/></text:p>
      <text:p text:style-name="P74"><text:span text:style-name="T52"/></text:p>
      <text:p text:style-name="P74"><text:span text:style-name="T52"/></text:p>
      <text:p text:style-name="P74"><text:span text:style-name="T52"/></text:p>
      <text:p text:style-name="P74"><text:span text:style-name="T52"/></text:p>
      <text:p text:style-name="P74"><text:soft-page-break/><text:span text:style-name="T52">Distributive Law</text:span><text:span text:style-name="T53">s</text:span><text:span text:style-name="T52">:</text:span></text:p>
      <text:list xml:id="list6432423672405892133" text:style-name="L7">
        <text:list-item>
          <text:p text:style-name="P26"><text:span text:style-name="T6"><text:s text:c="4"/></text:span><text:span text:style-name="T89">p</text:span><text:span text:style-name="T6"> </text:span><text:span text:style-name="T84">∨</text:span><text:span text:style-name="T6"> </text:span><text:span text:style-name="T61">(</text:span><text:span text:style-name="T14">q</text:span><text:span text:style-name="T6"> </text:span><text:span text:style-name="T73">∧</text:span><text:span text:style-name="T6"> </text:span><text:span text:style-name="T97">r</text:span><text:span text:style-name="T61">)</text:span><text:span text:style-name="T6"> </text:span><text:span text:style-name="T44">≡</text:span><text:span text:style-name="T6"> </text:span><text:span text:style-name="T61">(</text:span><text:span text:style-name="T89">p</text:span><text:span text:style-name="T6"> </text:span><text:span text:style-name="T84">∨</text:span><text:span text:style-name="T6"> </text:span><text:span text:style-name="T14">q</text:span><text:span text:style-name="T61">)</text:span><text:span text:style-name="T6"> </text:span><text:span text:style-name="T73">∧</text:span><text:span text:style-name="T6"> </text:span><text:span text:style-name="T61">(</text:span><text:span text:style-name="T89">p</text:span><text:span text:style-name="T6"> </text:span><text:span text:style-name="T84">∨</text:span><text:span text:style-name="T6"> </text:span><text:span text:style-name="T97">r</text:span><text:span text:style-name="T61">)</text:span></text:p>
        </text:list-item>
        <text:list-item>
          <text:p text:style-name="P26"><text:span text:style-name="T3"><text:s text:c="4"/></text:span><text:span text:style-name="T87">p</text:span><text:span text:style-name="T3"> </text:span><text:span text:style-name="T71">∧</text:span><text:span text:style-name="T3"> </text:span><text:span text:style-name="T59">(</text:span><text:span text:style-name="T12">q</text:span><text:span text:style-name="T3"> </text:span><text:span text:style-name="T82">∨</text:span><text:span text:style-name="T3"> </text:span><text:span text:style-name="T95">r</text:span><text:span text:style-name="T59">)</text:span><text:span text:style-name="T3"> </text:span><text:span text:style-name="T42">≡</text:span><text:span text:style-name="T3"> </text:span><text:span text:style-name="T59">(</text:span><text:span text:style-name="T87">p</text:span><text:span text:style-name="T3"> </text:span><text:span text:style-name="T71">∧</text:span><text:span text:style-name="T3"> </text:span><text:span text:style-name="T12">q</text:span><text:span text:style-name="T59">)</text:span><text:span text:style-name="T3"> </text:span><text:span text:style-name="T82">∨</text:span><text:span text:style-name="T3"> </text:span><text:span text:style-name="T59">(</text:span><text:span text:style-name="T87">p</text:span><text:span text:style-name="T3"> </text:span><text:span text:style-name="T71">∧</text:span><text:span text:style-name="T3"> </text:span><text:span text:style-name="T95">r</text:span><text:span text:style-name="T59">)</text:span></text:p>
        </text:list-item>
      </text:list>
      <text:p text:style-name="P12"><text:span text:style-name="T20"/></text:p>
      <text:p text:style-name="P12"><text:span text:style-name="T20">Distributive Laws (for sets</text:span><text:span text:style-name="T64">)</text:span><text:span text:style-name="T19">:</text:span></text:p>
      <text:list xml:id="list1099208216941916034" text:style-name="L8">
        <text:list-item>
          <text:p text:style-name="P37"><text:span text:style-name="T116"><text:s text:c="4"/></text:span><text:span text:style-name="T166">A</text:span><text:span text:style-name="T116"> </text:span><text:span text:style-name="T211">∩</text:span><text:span text:style-name="T116"> </text:span><text:span text:style-name="T148">(</text:span><text:span text:style-name="T198">B</text:span><text:span text:style-name="T116"> </text:span><text:span text:style-name="T205">∪</text:span><text:span text:style-name="T116"> </text:span><text:span text:style-name="T202">C</text:span><text:span text:style-name="T148">)</text:span><text:span text:style-name="T116"> </text:span><text:span text:style-name="T137">≡</text:span><text:span text:style-name="T116"> </text:span><text:span text:style-name="T148">(</text:span><text:span text:style-name="T166">A</text:span><text:span text:style-name="T116"> </text:span><text:span text:style-name="T211">∩</text:span><text:span text:style-name="T116"> </text:span><text:span text:style-name="T198">B</text:span><text:span text:style-name="T148">)</text:span><text:span text:style-name="T116"> </text:span><text:span text:style-name="T205">∪</text:span><text:span text:style-name="T116"> </text:span><text:span text:style-name="T148">(</text:span><text:span text:style-name="T166">A</text:span><text:span text:style-name="T116"> </text:span><text:span text:style-name="T211">∩</text:span><text:span text:style-name="T116"> </text:span><text:span text:style-name="T202">C</text:span><text:span text:style-name="T148">)</text:span></text:p>
        </text:list-item>
        <text:list-item>
          <text:p text:style-name="P37"><text:s text:c="4"/><text:span text:style-name="T163">A</text:span> <text:span text:style-name="T204">∪</text:span> <text:span text:style-name="T147">(</text:span><text:span text:style-name="T197">B</text:span> <text:span text:style-name="T210">∩</text:span> <text:span text:style-name="T201">C</text:span><text:span text:style-name="T147">)</text:span> <text:span text:style-name="T136">≡</text:span> <text:span text:style-name="T147">(</text:span><text:span text:style-name="T163">A</text:span> <text:span text:style-name="T204">∪</text:span> <text:span text:style-name="T197">B</text:span><text:span text:style-name="T147">)</text:span> <text:span text:style-name="T210">∩</text:span> <text:span text:style-name="T147">(</text:span><text:span text:style-name="T163">A</text:span> <text:span text:style-name="T204">∪</text:span> <text:span text:style-name="T201">C</text:span><text:span text:style-name="T147">)</text:span></text:p>
        </text:list-item>
        <text:list-item>
          <text:p text:style-name="P27"><text:span text:style-name="T3"><text:s text:c="4"/></text:span><text:span text:style-name="T71">A</text:span><text:span text:style-name="T3"> </text:span><text:span text:style-name="T51">×</text:span><text:span text:style-name="T3"> </text:span><text:span text:style-name="T59">(</text:span><text:span text:style-name="T100">B</text:span><text:span text:style-name="T3"> </text:span><text:span text:style-name="T106">∪</text:span><text:span text:style-name="T3"> </text:span><text:span text:style-name="T104">C</text:span><text:span text:style-name="T59">)</text:span><text:span text:style-name="T3"> </text:span><text:span text:style-name="T42">≡</text:span><text:span text:style-name="T3"> </text:span><text:span text:style-name="T59">(</text:span><text:span text:style-name="T71">A</text:span><text:span text:style-name="T3"> </text:span><text:span text:style-name="T51">×</text:span><text:span text:style-name="T3"> </text:span><text:span text:style-name="T100">B</text:span><text:span text:style-name="T59">)</text:span><text:span text:style-name="T3"> </text:span><text:span text:style-name="T106">∪</text:span><text:span text:style-name="T3"> </text:span><text:span text:style-name="T59">(</text:span><text:span text:style-name="T71">A</text:span><text:span text:style-name="T3"> </text:span><text:span text:style-name="T51">×</text:span><text:span text:style-name="T3"> </text:span><text:span text:style-name="T104">C</text:span><text:span text:style-name="T59">)</text:span></text:p>
        </text:list-item>
        <text:list-item>
          <text:p text:style-name="P27"><text:span text:style-name="T3"><text:s text:c="4"/></text:span><text:span text:style-name="T71">A</text:span><text:span text:style-name="T3"> </text:span><text:span text:style-name="T51">×</text:span><text:span text:style-name="T3"> </text:span><text:span text:style-name="T59">(</text:span><text:span text:style-name="T100">B</text:span><text:span text:style-name="T3"> </text:span><text:span text:style-name="T110">∩</text:span><text:span text:style-name="T3"> </text:span><text:span text:style-name="T104">C</text:span><text:span text:style-name="T59">)</text:span><text:span text:style-name="T3"> </text:span><text:span text:style-name="T42">≡</text:span><text:span text:style-name="T3"> </text:span><text:span text:style-name="T59">(</text:span><text:span text:style-name="T71">A</text:span><text:span text:style-name="T3"> </text:span><text:span text:style-name="T51">×</text:span><text:span text:style-name="T3"> </text:span><text:span text:style-name="T100">B</text:span><text:span text:style-name="T59">)</text:span><text:span text:style-name="T3"> </text:span><text:span text:style-name="T110">∩</text:span><text:span text:style-name="T3"> </text:span><text:span text:style-name="T59">(</text:span><text:span text:style-name="T71">A</text:span><text:span text:style-name="T3"> </text:span><text:span text:style-name="T51">×</text:span><text:span text:style-name="T3"> </text:span><text:span text:style-name="T104">C</text:span><text:span text:style-name="T59">)</text:span></text:p>
        </text:list-item>
      </text:list>
      <text:p text:style-name="P11"><text:span text:style-name="T24"/></text:p>
      <text:p text:style-name="P11"><text:span text:style-name="T24"/></text:p>
      <text:p text:style-name="P11"><text:span text:style-name="T24"/></text:p>
      <text:p text:style-name="P11"><text:span text:style-name="T24"/></text:p>
      <text:p text:style-name="P11"><text:soft-page-break/><text:span text:style-name="T24">DeMorgan’s Law</text:span><text:span text:style-name="T22">s</text:span><text:span text:style-name="T30">:</text:span></text:p>
      <text:list xml:id="list3661178728309795749" text:style-name="L9">
        <text:list-item>
          <text:p text:style-name="P28"><text:span text:style-name="T6"><text:s text:c="4"/>¬</text:span><text:span text:style-name="T61">(</text:span><text:span text:style-name="T89">p</text:span><text:span text:style-name="T6"> </text:span><text:span text:style-name="T73">∧</text:span><text:span text:style-name="T6"> </text:span><text:span text:style-name="T14">q</text:span><text:span text:style-name="T61">)</text:span><text:span text:style-name="T6"> </text:span><text:span text:style-name="T44">≡</text:span><text:span text:style-name="T6"> ¬</text:span><text:span text:style-name="T89">p</text:span><text:span text:style-name="T6"> </text:span><text:span text:style-name="T84">∨</text:span><text:span text:style-name="T6"> ¬</text:span><text:span text:style-name="T14">q</text:span></text:p>
        </text:list-item>
        <text:list-item>
          <text:p text:style-name="P28"><text:span text:style-name="T3"><text:s text:c="4"/>¬</text:span><text:span text:style-name="T59">(</text:span><text:span text:style-name="T87">p</text:span><text:span text:style-name="T3"> </text:span><text:span text:style-name="T82">∨</text:span><text:span text:style-name="T3"> </text:span><text:span text:style-name="T12">q</text:span><text:span text:style-name="T59">)</text:span><text:span text:style-name="T3"> </text:span><text:span text:style-name="T42">≡</text:span><text:span text:style-name="T3"> ¬</text:span><text:span text:style-name="T87">p</text:span><text:span text:style-name="T3"> </text:span><text:span text:style-name="T71">∧</text:span><text:span text:style-name="T3"> ¬</text:span><text:span text:style-name="T12">q</text:span></text:p>
        </text:list-item>
      </text:list>
      <text:p text:style-name="P13"><text:span text:style-name="T25"/></text:p>
      <text:p text:style-name="P13"><text:span text:style-name="T25">DeMorgan’s Laws (for sets</text:span><text:span text:style-name="T65">)</text:span><text:span text:style-name="T31">:</text:span></text:p>
      <text:list xml:id="list6508519590365303992" text:style-name="L10">
        <text:list-item>
          <text:p text:style-name="P29"><text:span text:style-name="T7"><text:s text:c="4"/></text:span><text:span text:style-name="T62">(</text:span><text:span text:style-name="T76">A</text:span><text:span text:style-name="T9"> </text:span><text:span text:style-name="T111">∩</text:span><text:span text:style-name="T9"> </text:span><text:span text:style-name="T102">B</text:span><text:span text:style-name="T62">)</text:span><text:span text:style-name="T7"> </text:span><text:span text:style-name="T46">≡</text:span><text:span text:style-name="T5"> </text:span><text:span text:style-name="T76">A</text:span><text:span text:style-name="T5"> </text:span><text:span text:style-name="T107">∪</text:span><text:span text:style-name="T5"> </text:span><text:span text:style-name="T102">B</text:span></text:p>
        </text:list-item>
      </text:list>
      <text:list xml:id="list7865208904773581561" text:style-name="L11">
        <text:list-item>
          <text:p text:style-name="P30"><text:span text:style-name="T3"><text:s text:c="4"/></text:span><text:span text:style-name="T59">(</text:span><text:span text:style-name="T75">A</text:span><text:span text:style-name="T8"> </text:span><text:span text:style-name="T108">∪</text:span><text:span text:style-name="T8"> </text:span><text:span text:style-name="T101">B</text:span><text:span text:style-name="T59">)</text:span><text:span text:style-name="T2"> </text:span><text:span text:style-name="T42">≡</text:span><text:span text:style-name="T3"> </text:span><text:span text:style-name="T75">A</text:span><text:span text:style-name="T2"> </text:span><text:span text:style-name="T110">∩</text:span><text:span text:style-name="T3"> </text:span><text:span text:style-name="T101">B</text:span></text:p>
        </text:list-item>
      </text:list>
      <text:p text:style-name="P4"/>
      <text:p text:style-name="P4">DeMorgan’s Laws (for Quantifiers)<text:span text:style-name="T216">:</text:span></text:p>
      <text:list xml:id="list3874926785886314669" text:style-name="L12">
        <text:list-item>
          <text:p text:style-name="P45"><text:span text:style-name="T217">¬∃</text:span><text:span text:style-name="T226">x</text:span><text:span text:style-name="T225">P</text:span><text:span text:style-name="T217">(</text:span><text:span text:style-name="T226">x</text:span><text:span text:style-name="T217">) ≡ ∀</text:span><text:span text:style-name="T226">x</text:span><text:span text:style-name="T217">¬</text:span><text:span text:style-name="T225">P</text:span><text:span text:style-name="T217">(</text:span><text:span text:style-name="T226">x</text:span><text:span text:style-name="T217">)</text:span></text:p>
        </text:list-item>
        <text:list-item>
          <text:p text:style-name="P45"><text:span text:style-name="T217">¬∀</text:span><text:span text:style-name="T225">xP</text:span><text:span text:style-name="T217">(</text:span><text:span text:style-name="T225">x</text:span><text:span text:style-name="T217">) ≡ ∃</text:span><text:span text:style-name="T225">x</text:span><text:span text:style-name="T217">¬</text:span><text:span text:style-name="T225">P</text:span><text:span text:style-name="T217">(</text:span><text:span text:style-name="T225">x</text:span><text:span text:style-name="T217">)</text:span></text:p>
        </text:list-item>
      </text:list>
      <text:p text:style-name="P15"><text:span text:style-name="T20"/></text:p>
      <text:p text:style-name="P15"><text:span text:style-name="T20"/></text:p>
      <text:p text:style-name="P15"><text:soft-page-break/><text:span text:style-name="T20">Absorption Law</text:span><text:span text:style-name="T25">s</text:span><text:span text:style-name="T19">:</text:span></text:p>
      <text:list xml:id="list5124710423250953493" text:style-name="L13">
        <text:list-item>
          <text:p text:style-name="P31"><text:span text:style-name="T6"><text:s text:c="4"/></text:span><text:span text:style-name="T89">p</text:span><text:span text:style-name="T6"> </text:span><text:span text:style-name="T84">∨</text:span><text:span text:style-name="T6"> </text:span><text:span text:style-name="T61">(</text:span><text:span text:style-name="T89">p</text:span><text:span text:style-name="T6"> </text:span><text:span text:style-name="T73">∧</text:span><text:span text:style-name="T6"> </text:span><text:span text:style-name="T14">q</text:span><text:span text:style-name="T61">)</text:span><text:span text:style-name="T6"> </text:span><text:span text:style-name="T44">≡</text:span><text:span text:style-name="T6"> </text:span><text:span text:style-name="T89">p</text:span></text:p>
        </text:list-item>
        <text:list-item>
          <text:p text:style-name="P31"><text:span text:style-name="T3"><text:s text:c="4"/></text:span><text:span text:style-name="T87">p</text:span><text:span text:style-name="T3"> </text:span><text:span text:style-name="T71">∧</text:span><text:span text:style-name="T3"> </text:span><text:span text:style-name="T59">(</text:span><text:span text:style-name="T87">p</text:span><text:span text:style-name="T3"> </text:span><text:span text:style-name="T82">∨</text:span><text:span text:style-name="T3"> </text:span><text:span text:style-name="T12">q</text:span><text:span text:style-name="T59">)</text:span><text:span text:style-name="T3"> </text:span><text:span text:style-name="T42">≡</text:span><text:span text:style-name="T3"> </text:span><text:span text:style-name="T87">p</text:span></text:p>
        </text:list-item>
      </text:list>
      <text:p text:style-name="P59"/>
      <text:p text:style-name="P59">Absorption Law<text:span text:style-name="T234">s (for sets)</text:span><text:span text:style-name="T216">:</text:span></text:p>
      <text:list xml:id="list5455023046417936589" text:style-name="L35">
        <text:list-item>
          <text:p text:style-name="P54"><text:s text:c="4"/><text:span text:style-name="T167">A</text:span><text:span text:style-name="T228"> </text:span><text:span text:style-name="T208">∪</text:span><text:span text:style-name="T228"> </text:span><text:span text:style-name="T152">(</text:span><text:span text:style-name="T167">A</text:span><text:span text:style-name="T228"> </text:span><text:span text:style-name="T214">∩</text:span><text:span text:style-name="T228"> </text:span><text:span text:style-name="T200">B</text:span><text:span text:style-name="T152">) </text:span><text:span text:style-name="T146">≡ </text:span><text:span text:style-name="T167">A</text:span></text:p>
        </text:list-item>
        <text:list-item>
          <text:p text:style-name="P54"><text:span text:style-name="T167"><text:s text:c="4"/>A</text:span><text:span text:style-name="T228"> </text:span><text:span text:style-name="T214">∩</text:span><text:span text:style-name="T228"> </text:span><text:span text:style-name="T152">(</text:span><text:span text:style-name="T167">A</text:span><text:span text:style-name="T228"> </text:span><text:span text:style-name="T208">∪</text:span><text:span text:style-name="T228"> </text:span><text:span text:style-name="T200">B</text:span><text:span text:style-name="T152">) </text:span><text:span text:style-name="T146">≡ </text:span><text:span text:style-name="T167">A</text:span></text:p>
        </text:list-item>
      </text:list>
      <text:p text:style-name="P82"><text:span text:style-name="T26"/></text:p>
      <text:p text:style-name="P14"><text:span text:style-name="T26"/></text:p>
      <text:p text:style-name="P14"><text:span text:style-name="T26"/></text:p>
      <text:p text:style-name="P14"><text:span text:style-name="T26"/></text:p>
      <text:p text:style-name="P14"><text:span text:style-name="T26"/></text:p>
      <text:p text:style-name="P14"><text:span text:style-name="T26"/></text:p>
      <text:p text:style-name="P14"><text:span text:style-name="T26"/></text:p>
      <text:p text:style-name="P14"><text:soft-page-break/><text:span text:style-name="T26">Inverse Law</text:span><text:span text:style-name="T25">s</text:span><text:span text:style-name="T32">:</text:span></text:p>
      <text:list xml:id="list3960906706586524096" text:style-name="L14">
        <text:list-item>
          <text:p text:style-name="P32"><text:span text:style-name="T6"><text:s text:c="4"/></text:span><text:span text:style-name="T89">p</text:span><text:span text:style-name="T6"> </text:span><text:span text:style-name="T84">∨</text:span><text:span text:style-name="T6"> ¬</text:span><text:span text:style-name="T89">p</text:span><text:span text:style-name="T6"> </text:span><text:span text:style-name="T44">≡</text:span><text:span text:style-name="T6"> T</text:span></text:p>
        </text:list-item>
        <text:list-item>
          <text:p text:style-name="P32"><text:span text:style-name="T3"><text:s text:c="4"/></text:span><text:span text:style-name="T87">p</text:span><text:span text:style-name="T3"> </text:span><text:span text:style-name="T71">∧</text:span><text:span text:style-name="T3"> ¬</text:span><text:span text:style-name="T87">p</text:span><text:span text:style-name="T3"> </text:span><text:span text:style-name="T42">≡</text:span><text:span text:style-name="T3"> F</text:span></text:p>
        </text:list-item>
      </text:list>
      <text:p text:style-name="P15"><text:span text:style-name="T20"/></text:p>
      <text:p text:style-name="P15"><text:span text:style-name="T20"/></text:p>
      <text:p text:style-name="P15"><text:span text:style-name="T20"/></text:p>
      <text:p text:style-name="P15"><text:span text:style-name="T20"/></text:p>
      <text:p text:style-name="P15"><text:span text:style-name="T20"/></text:p>
      <text:p text:style-name="P15"><text:span text:style-name="T20"/></text:p>
      <text:p text:style-name="P15"><text:span text:style-name="T20"/></text:p>
      <text:p text:style-name="P15"><text:span text:style-name="T20"/></text:p>
      <text:p text:style-name="P15"><text:span text:style-name="T20"/></text:p>
      <text:p text:style-name="P15"><text:span text:style-name="T20"/></text:p>
      <text:p text:style-name="P15"><text:span text:style-name="T20"/></text:p>
      <text:p text:style-name="P15"><text:soft-page-break/><text:span text:style-name="T20">Definition of Implication</text:span><text:span text:style-name="T19">:</text:span></text:p>
      <text:list xml:id="list553323309288371993" text:style-name="L15">
        <text:list-item>
          <text:p text:style-name="P43"><text:s text:c="4"/><text:span text:style-name="T188">p</text:span> → <text:span text:style-name="T129">q</text:span> <text:span text:style-name="T136">≡</text:span> ¬<text:span text:style-name="T188">p</text:span> <text:span text:style-name="T183">∨</text:span> <text:span text:style-name="T129">q</text:span></text:p>
        </text:list-item>
        <text:list-item>
          <text:p text:style-name="P43"><text:s text:c="4"/><text:span text:style-name="T188">p</text:span> <text:span text:style-name="T183">∨</text:span> <text:span text:style-name="T129">q</text:span> <text:span text:style-name="T136">≡</text:span> ¬<text:span text:style-name="T188">p</text:span> → <text:span text:style-name="T129">q</text:span></text:p>
        </text:list-item>
        <text:list-item>
          <text:p text:style-name="P38"><text:span text:style-name="T115"><text:s text:c="4"/></text:span><text:span text:style-name="T190">p</text:span><text:span text:style-name="T115"> </text:span><text:span text:style-name="T164">∧</text:span><text:span text:style-name="T115"> </text:span><text:span text:style-name="T130">q</text:span><text:span text:style-name="T115"> </text:span><text:span text:style-name="T138">≡</text:span><text:span text:style-name="T115"> ¬</text:span><text:span text:style-name="T149">(</text:span><text:span text:style-name="T190">p</text:span><text:span text:style-name="T115"> → ¬</text:span><text:span text:style-name="T130">q</text:span><text:span text:style-name="T149">)</text:span></text:p>
        </text:list-item>
        <text:list-item>
          <text:p text:style-name="P38"><text:s text:c="4"/>¬<text:span text:style-name="T147">(</text:span><text:span text:style-name="T188">p</text:span> → <text:span text:style-name="T129">q</text:span><text:span text:style-name="T147">)</text:span> <text:span text:style-name="T136">≡</text:span> <text:span text:style-name="T188">p</text:span> <text:span text:style-name="T163">∧</text:span> ¬<text:span text:style-name="T129">q</text:span></text:p>
        </text:list-item>
      </text:list>
      <text:p text:style-name="P2"><text:span text:style-name="T118"/></text:p>
      <text:p text:style-name="P2"><text:span text:style-name="T118">Contrapositive Law</text:span>:</text:p>
      <text:list xml:id="list6504138711609843616" text:style-name="L16">
        <text:list-item>
          <text:p text:style-name="P44"><text:s text:c="4"/><text:span text:style-name="T188">p</text:span> → <text:span text:style-name="T129">q</text:span> <text:span text:style-name="T136">≡</text:span> ¬<text:span text:style-name="T129">q</text:span> → ¬<text:span text:style-name="T188">p</text:span></text:p>
        </text:list-item>
      </text:list>
      <text:p text:style-name="P3"><text:span text:style-name="T123"/></text:p>
      <text:p text:style-name="P3"><text:span text:style-name="T123"/></text:p>
      <text:p text:style-name="P3"><text:span text:style-name="T123"/></text:p>
      <text:p text:style-name="P3"><text:span text:style-name="T123"/></text:p>
      <text:p text:style-name="P3"><text:span text:style-name="T123"/></text:p>
      <text:p text:style-name="P3"><text:soft-page-break/><text:span text:style-name="T123">Logical Equivalences (implication</text:span><text:span text:style-name="T150">)</text:span><text:span text:style-name="T227">:</text:span></text:p>
      <text:list xml:id="list854667946699026696" text:style-name="L17">
        <text:list-item>
          <text:p text:style-name="P33"><text:span text:style-name="T10"><text:s text:c="4"/></text:span><text:span text:style-name="T63">(</text:span><text:span text:style-name="T90">p</text:span><text:span text:style-name="T10"> → </text:span><text:span text:style-name="T15">q</text:span><text:span text:style-name="T63">)</text:span><text:span text:style-name="T10"> </text:span><text:span text:style-name="T74">∧</text:span><text:span text:style-name="T10"> </text:span><text:span text:style-name="T63">(</text:span><text:span text:style-name="T90">p</text:span><text:span text:style-name="T10"> → </text:span><text:span text:style-name="T98">r</text:span><text:span text:style-name="T63">)</text:span><text:span text:style-name="T10"> </text:span><text:span text:style-name="T45">≡</text:span><text:span text:style-name="T10"> </text:span><text:span text:style-name="T90">p</text:span><text:span text:style-name="T10"> → </text:span><text:span text:style-name="T63">(</text:span><text:span text:style-name="T15">q</text:span><text:span text:style-name="T10"> </text:span><text:span text:style-name="T74">∧</text:span><text:span text:style-name="T10"> </text:span><text:span text:style-name="T98">r</text:span><text:span text:style-name="T63">)</text:span></text:p>
        </text:list-item>
        <text:list-item>
          <text:p text:style-name="P33"><text:span text:style-name="T10"><text:s text:c="4"/></text:span><text:span text:style-name="T63">(</text:span><text:span text:style-name="T90">p</text:span><text:span text:style-name="T10"> → </text:span><text:span text:style-name="T98">r</text:span><text:span text:style-name="T63">)</text:span><text:span text:style-name="T10"> </text:span><text:span text:style-name="T74">∧</text:span><text:span text:style-name="T10"> </text:span><text:span text:style-name="T63">(</text:span><text:span text:style-name="T15">q</text:span><text:span text:style-name="T10"> → </text:span><text:span text:style-name="T98">r</text:span><text:span text:style-name="T63">)</text:span><text:span text:style-name="T10"> </text:span><text:span text:style-name="T45">≡</text:span><text:span text:style-name="T10"> </text:span><text:span text:style-name="T63">(</text:span><text:span text:style-name="T90">p</text:span><text:span text:style-name="T10"> </text:span><text:span text:style-name="T85">∨</text:span><text:span text:style-name="T10"> </text:span><text:span text:style-name="T15">q</text:span><text:span text:style-name="T63">)</text:span><text:span text:style-name="T10"> → </text:span><text:span text:style-name="T98">r</text:span></text:p>
        </text:list-item>
        <text:list-item>
          <text:p text:style-name="P33"><text:span text:style-name="T10"><text:s text:c="4"/></text:span><text:span text:style-name="T63">(</text:span><text:span text:style-name="T90">p</text:span><text:span text:style-name="T10"> → </text:span><text:span text:style-name="T15">q</text:span><text:span text:style-name="T63">)</text:span><text:span text:style-name="T10"> </text:span><text:span text:style-name="T85">∨</text:span><text:span text:style-name="T10"> </text:span><text:span text:style-name="T63">(</text:span><text:span text:style-name="T90">p</text:span><text:span text:style-name="T10"> → </text:span><text:span text:style-name="T98">r</text:span><text:span text:style-name="T63">)</text:span><text:span text:style-name="T10"> </text:span><text:span text:style-name="T45">≡</text:span><text:span text:style-name="T10"> </text:span><text:span text:style-name="T90">p</text:span><text:span text:style-name="T10"> → </text:span><text:span text:style-name="T63">(</text:span><text:span text:style-name="T15">q</text:span><text:span text:style-name="T10"> </text:span><text:span text:style-name="T85">∨</text:span><text:span text:style-name="T10"> </text:span><text:span text:style-name="T98">r</text:span><text:span text:style-name="T63">)</text:span></text:p>
        </text:list-item>
        <text:list-item>
          <text:p text:style-name="P33"><text:span text:style-name="T10"><text:s text:c="4"/></text:span><text:span text:style-name="T63">(</text:span><text:span text:style-name="T90">p</text:span><text:span text:style-name="T10"> → </text:span><text:span text:style-name="T98">r</text:span><text:span text:style-name="T63">)</text:span><text:span text:style-name="T10"> </text:span><text:span text:style-name="T85">∨</text:span><text:span text:style-name="T10"> </text:span><text:span text:style-name="T63">(</text:span><text:span text:style-name="T15">q</text:span><text:span text:style-name="T10"> → </text:span><text:span text:style-name="T98">r</text:span><text:span text:style-name="T63">)</text:span><text:span text:style-name="T10"> </text:span><text:span text:style-name="T45">≡</text:span><text:span text:style-name="T10"> </text:span><text:span text:style-name="T63">(</text:span><text:span text:style-name="T90">p</text:span><text:span text:style-name="T10"> </text:span><text:span text:style-name="T74">∧</text:span><text:span text:style-name="T10"> </text:span><text:span text:style-name="T15">q</text:span><text:span text:style-name="T63">)</text:span><text:span text:style-name="T10"> → </text:span><text:span text:style-name="T98">r</text:span></text:p>
        </text:list-item>
      </text:list>
      <text:p text:style-name="P16"><text:span text:style-name="T27"/></text:p>
      <text:p text:style-name="P16"><text:span text:style-name="T27">L</text:span><text:span text:style-name="T20">ogical Equivalences </text:span><text:span text:style-name="T64">(</text:span><text:span text:style-name="T20">biconditional</text:span><text:span text:style-name="T64">)</text:span><text:span text:style-name="T19">:</text:span></text:p>
      <text:list xml:id="list5252932727104481304" text:style-name="L18">
        <text:list-item>
          <text:p text:style-name="P39"><text:span text:style-name="T117"><text:s text:c="4"/></text:span><text:span text:style-name="T191">p</text:span><text:span text:style-name="T117"> ↔ </text:span><text:span text:style-name="T131">q</text:span><text:span text:style-name="T117"> </text:span><text:span text:style-name="T139">≡</text:span><text:span text:style-name="T117"> </text:span><text:span text:style-name="T151">(</text:span><text:span text:style-name="T191">p</text:span><text:span text:style-name="T117"> → </text:span><text:span text:style-name="T131">q</text:span><text:span text:style-name="T151">)</text:span><text:span text:style-name="T117"> </text:span><text:span text:style-name="T165">∧</text:span><text:span text:style-name="T117"> </text:span><text:span text:style-name="T151">(</text:span><text:span text:style-name="T131">q</text:span><text:span text:style-name="T117"> → </text:span><text:span text:style-name="T191">p</text:span><text:span text:style-name="T151">)</text:span></text:p>
        </text:list-item>
        <text:list-item>
          <text:p text:style-name="P39"><text:s text:c="4"/><text:span text:style-name="T188">p</text:span> ↔ <text:span text:style-name="T129">q</text:span> <text:span text:style-name="T136">≡</text:span> ¬<text:span text:style-name="T188">p</text:span> ↔ ¬<text:span text:style-name="T129">q</text:span></text:p>
        </text:list-item>
        <text:list-item>
          <text:p text:style-name="P34"><text:span text:style-name="T3"><text:s text:c="4"/></text:span><text:span text:style-name="T87">p</text:span><text:span text:style-name="T3"> ↔ </text:span><text:span text:style-name="T12">q</text:span><text:span text:style-name="T3"> </text:span><text:span text:style-name="T42">≡</text:span><text:span text:style-name="T3"> </text:span><text:span text:style-name="T59">(</text:span><text:span text:style-name="T87">p</text:span><text:span text:style-name="T3"> </text:span><text:span text:style-name="T71">∧</text:span><text:span text:style-name="T3"> </text:span><text:span text:style-name="T12">q</text:span><text:span text:style-name="T59">)</text:span><text:span text:style-name="T3"> </text:span><text:span text:style-name="T82">∨</text:span><text:span text:style-name="T3"> </text:span><text:span text:style-name="T59">(</text:span><text:span text:style-name="T3">¬</text:span><text:span text:style-name="T87">p</text:span><text:span text:style-name="T3"> </text:span><text:span text:style-name="T71">∧</text:span><text:span text:style-name="T3"> ¬</text:span><text:span text:style-name="T12">q</text:span><text:span text:style-name="T59">)</text:span></text:p>
        </text:list-item>
        <text:list-item>
          <text:p text:style-name="P34"><text:span text:style-name="T3"><text:s text:c="4"/>¬</text:span><text:span text:style-name="T59">(</text:span><text:span text:style-name="T87">p</text:span><text:span text:style-name="T3"> ↔ </text:span><text:span text:style-name="T12">q</text:span><text:span text:style-name="T59">)</text:span><text:span text:style-name="T3"> </text:span><text:span text:style-name="T42">≡</text:span><text:span text:style-name="T3"> </text:span><text:span text:style-name="T87">p</text:span><text:span text:style-name="T3"> ↔ ¬</text:span><text:span text:style-name="T12">q</text:span></text:p>
        </text:list-item>
      </text:list>
      <text:p text:style-name="P20"><text:span text:style-name="T52"/></text:p>
      <text:p text:style-name="P20"><text:span text:style-name="T52"/></text:p>
      <text:p text:style-name="P20"><text:soft-page-break/><text:span text:style-name="T52">Modus Ponens</text:span><text:span text:style-name="T54">:</text:span></text:p>
      <text:list xml:id="list87223845997221828" text:style-name="L19">
        <text:list-item>
          <text:p text:style-name="P71"><text:span text:style-name="T59">(</text:span><text:span text:style-name="T87">p</text:span><text:span text:style-name="T34"> </text:span><text:span text:style-name="T71">∧ </text:span><text:span text:style-name="T59">(</text:span><text:span text:style-name="T87">p</text:span><text:span text:style-name="T34"> → </text:span><text:span text:style-name="T12">q</text:span><text:span text:style-name="T59">)) </text:span><text:span text:style-name="T34">→ </text:span><text:span text:style-name="T12">q</text:span></text:p>
        </text:list-item>
      </text:list>
      <text:p text:style-name="P17"><text:span text:style-name="T19"/></text:p>
      <text:p text:style-name="P17"><text:span text:style-name="T19">Modus Tollens</text:span><text:span text:style-name="T35">:</text:span></text:p>
      <text:list xml:id="list6614807772794931" text:style-name="L20">
        <text:list-item>
          <text:p text:style-name="P75"><text:span text:style-name="T66">(</text:span><text:span text:style-name="T36">¬</text:span><text:span text:style-name="T16">q </text:span><text:span text:style-name="T77">∧ </text:span><text:span text:style-name="T67">(</text:span><text:span text:style-name="T91">p</text:span><text:span text:style-name="T37"> → </text:span><text:span text:style-name="T17">q</text:span><text:span text:style-name="T67">)</text:span><text:span text:style-name="T66">) </text:span><text:span text:style-name="T38">→ ¬</text:span><text:span text:style-name="T92">p</text:span></text:p>
        </text:list-item>
      </text:list>
      <text:p text:style-name="P18"><text:span text:style-name="T31"/></text:p>
      <text:p text:style-name="P18"><text:span text:style-name="T31">H</text:span><text:span text:style-name="T19">ypothetical Syllogism</text:span><text:span text:style-name="T35">:</text:span></text:p>
      <text:list xml:id="list8873194529181346330" text:style-name="L21">
        <text:list-item>
          <text:p text:style-name="P76"><text:span text:style-name="T69">(</text:span><text:span text:style-name="T67">(</text:span><text:span text:style-name="T91">p</text:span><text:span text:style-name="T37"> → </text:span><text:span text:style-name="T17">q</text:span><text:span text:style-name="T67">) </text:span><text:span text:style-name="T77">∧ </text:span><text:span text:style-name="T68">(</text:span><text:span text:style-name="T18">q</text:span><text:span text:style-name="T39"> → </text:span><text:span text:style-name="T99">r</text:span><text:span text:style-name="T68">)</text:span><text:span text:style-name="T69">) </text:span><text:span text:style-name="T39">→ </text:span><text:span text:style-name="T68">(</text:span><text:span text:style-name="T93">p</text:span><text:span text:style-name="T39"> → </text:span><text:span text:style-name="T99">r</text:span><text:span text:style-name="T68">)</text:span><text:span text:style-name="T39"> </text:span></text:p>
        </text:list-item>
      </text:list>
      <text:p text:style-name="P19"><text:span text:style-name="T33"/></text:p>
      <text:p text:style-name="P19"><text:span text:style-name="T33">D</text:span><text:span text:style-name="T19">isjunctive Syllogism</text:span><text:span text:style-name="T35">:</text:span></text:p>
      <text:list xml:id="list7792415354834901330" text:style-name="L22">
        <text:list-item>
          <text:p text:style-name="P53"><text:span text:style-name="T154">(</text:span><text:span text:style-name="T153">(</text:span><text:span text:style-name="T192">p</text:span><text:span text:style-name="T229"> </text:span><text:span text:style-name="T185">∨</text:span><text:span text:style-name="T229"> </text:span><text:span text:style-name="T132">q</text:span><text:span text:style-name="T153">) </text:span><text:span text:style-name="T168">∧</text:span><text:span text:style-name="T229"> ¬</text:span><text:span text:style-name="T192">p</text:span><text:span text:style-name="T153">) </text:span><text:span text:style-name="T230">→ </text:span><text:span text:style-name="T133">q</text:span></text:p>
        </text:list-item>
      </text:list>
      <text:p text:style-name="P8"><text:span text:style-name="T124"/></text:p>
      <text:p text:style-name="P8"><text:span text:style-name="T124"/></text:p>
      <text:p text:style-name="P8"><text:span text:style-name="T124"/></text:p>
      <text:p text:style-name="P8"><text:soft-page-break/><text:span text:style-name="T124">A</text:span><text:span text:style-name="T118">ddition</text:span>:</text:p>
      <text:list xml:id="list2227955259726654574" text:style-name="L23">
        <text:list-item>
          <text:p text:style-name="P46"><text:span text:style-name="T194">p</text:span><text:span text:style-name="T218"> → </text:span><text:span text:style-name="T156">(</text:span><text:span text:style-name="T195">p</text:span><text:span text:style-name="T219"> </text:span><text:span text:style-name="T186">∨</text:span><text:span text:style-name="T219"> </text:span><text:span text:style-name="T135">q</text:span><text:span text:style-name="T156">)</text:span></text:p>
        </text:list-item>
      </text:list>
      <text:p text:style-name="P5"/>
      <text:p text:style-name="P5"><text:span text:style-name="T231">S</text:span>implification<text:span text:style-name="T216">:</text:span></text:p>
      <text:list xml:id="list6819410958723860654" text:style-name="L24">
        <text:list-item>
          <text:p text:style-name="P48"><text:span text:style-name="T155">(</text:span><text:span text:style-name="T193">p</text:span><text:span text:style-name="T217"> </text:span><text:span text:style-name="T169">∧</text:span><text:span text:style-name="T217"> </text:span><text:span text:style-name="T134">q</text:span><text:span text:style-name="T155">) </text:span><text:span text:style-name="T218">→ </text:span><text:span text:style-name="T195">p</text:span></text:p>
        </text:list-item>
      </text:list>
      <text:p text:style-name="P6"/>
      <text:p text:style-name="P6"><text:span text:style-name="T231">C</text:span>onjunction<text:span text:style-name="T216">:</text:span></text:p>
      <text:list xml:id="list1331727452676039404" text:style-name="L25">
        <text:list-item>
          <text:p text:style-name="P49"><text:span text:style-name="T155">((</text:span><text:span text:style-name="T193">p</text:span><text:span text:style-name="T157">)</text:span><text:span text:style-name="T217"> </text:span><text:span text:style-name="T169">∧ </text:span><text:span text:style-name="T155">(</text:span><text:span text:style-name="T134">q</text:span><text:span text:style-name="T157">)) </text:span><text:span text:style-name="T218">→ </text:span><text:span text:style-name="T155">(</text:span><text:span text:style-name="T193">p</text:span><text:span text:style-name="T217"> </text:span><text:span text:style-name="T169">∧</text:span><text:span text:style-name="T217"> </text:span><text:span text:style-name="T134">q</text:span><text:span text:style-name="T155">)</text:span></text:p>
        </text:list-item>
      </text:list>
      <text:p text:style-name="P7"/>
      <text:p text:style-name="P7">Resolution<text:span text:style-name="T216">:</text:span></text:p>
      <text:list xml:id="list2475677201581335269" text:style-name="L26">
        <text:list-item>
          <text:p text:style-name="P47"><text:span text:style-name="T156">(</text:span><text:span text:style-name="T158">(</text:span><text:span text:style-name="T195">p</text:span><text:span text:style-name="T219"> </text:span><text:span text:style-name="T186">∨</text:span><text:span text:style-name="T219"> </text:span><text:span text:style-name="T135">q</text:span><text:span text:style-name="T156">) </text:span><text:span text:style-name="T170">∧ </text:span><text:span text:style-name="T159">(</text:span><text:span text:style-name="T219">¬</text:span><text:span text:style-name="T196">p</text:span><text:span text:style-name="T220"> </text:span><text:span text:style-name="T187">∨</text:span><text:span text:style-name="T220"> </text:span><text:span text:style-name="T232">r</text:span><text:span text:style-name="T159">)</text:span><text:span text:style-name="T158">) </text:span><text:span text:style-name="T218">→ </text:span><text:span text:style-name="T156">(</text:span><text:span text:style-name="T135">q</text:span><text:span text:style-name="T219"> </text:span><text:span text:style-name="T186">∨</text:span><text:span text:style-name="T219"> </text:span><text:span text:style-name="T233">r</text:span><text:span text:style-name="T156">)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fo:font-size="28pt" style:font-name-asian="OpenSymbol" style:font-family-asian="OpenSymbol" style:font-charset-asian="x-symbol" style:font-size-asian="24.5pt" style:font-name-complex="OpenSymbol" style:font-family-complex="OpenSymbol" style:font-charset-complex="x-symbol" style:font-size-complex="28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5T12:38:08.804622045</meta:creation-date>
    <dc:date>2017-03-15T02:46:44.212922057</dc:date>
    <meta:editing-duration>PT1H44M38S</meta:editing-duration>
    <meta:editing-cycles>23</meta:editing-cycles>
    <meta:generator>LibreOffice/5.1.6.2$Linux_X86_64 LibreOffice_project/10m0$Build-2</meta:generator>
    <meta:document-statistic meta:table-count="0" meta:image-count="0" meta:object-count="0" meta:page-count="14" meta:paragraph-count="96" meta:word-count="630" meta:character-count="2076" meta:non-whitespace-character-count="1392"/>
  </office:meta>
</office:document-meta>
</file>